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57cm" fo:min-width="1.83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Walls" svg:width="2.373cm" svg:height="1.7cm" svg:x="12.627cm" svg:y="16.7cm">
          <text:p/>
        </draw:rect>
        <draw:rect draw:style-name="gr1" draw:text-style-name="P1" draw:layer="Walls" svg:width="2.373cm" svg:height="1.7cm" svg:x="12.627cm" svg:y="16.7cm">
          <text:p/>
        </draw:rect>
        <draw:rect draw:style-name="gr1" draw:text-style-name="P1" draw:layer="Walls" svg:width="2.373cm" svg:height="1.9cm" svg:x="12.627cm" svg:y="20.05cm">
          <text:p/>
        </draw:rect>
        <draw:line draw:style-name="gr2" draw:text-style-name="P1" draw:layer="Walls" svg:x1="9.501cm" svg:y1="24.201cm" svg:x2="9.501cm" svg:y2="31.6cm">
          <text:p/>
        </draw:line>
        <draw:line draw:style-name="gr2" draw:text-style-name="P1" draw:layer="Walls" svg:x1="9.501cm" svg:y1="24.201cm" svg:x2="9.531cm" svg:y2="15.65cm">
          <text:p/>
        </draw:line>
        <draw:line draw:style-name="gr2" draw:text-style-name="P1" draw:layer="Walls" svg:x1="9.531cm" svg:y1="15.65cm" svg:x2="9.531cm" svg:y2="6.096cm">
          <text:p/>
        </draw:line>
        <draw:line draw:style-name="gr2" draw:text-style-name="P1" draw:layer="Walls" svg:x1="9.531cm" svg:y1="6.092cm" svg:x2="19.701cm" svg:y2="6.092cm">
          <text:p/>
        </draw:line>
        <draw:line draw:style-name="gr2" draw:text-style-name="P1" draw:layer="Walls" svg:x1="21.6cm" svg:y1="31.6cm" svg:x2="9.5cm" svg:y2="31.6cm">
          <text:p/>
        </draw:line>
        <draw:line draw:style-name="gr2" draw:text-style-name="P1" draw:layer="Walls" svg:x1="33.45cm" svg:y1="31.6cm" svg:x2="21.6cm" svg:y2="31.6cm">
          <text:p/>
        </draw:line>
        <draw:line draw:style-name="gr2" draw:text-style-name="P1" draw:layer="Walls" svg:x1="19.7cm" svg:y1="6.083cm" svg:x2="37.325cm" svg:y2="6.101cm">
          <text:p/>
        </draw:line>
        <draw:line draw:style-name="gr2" draw:text-style-name="P1" draw:layer="Walls" svg:x1="37.325cm" svg:y1="6.101cm" svg:x2="37.325cm" svg:y2="4.75cm">
          <text:p/>
        </draw:line>
        <draw:line draw:style-name="gr2" draw:text-style-name="P1" draw:layer="Walls" svg:x1="37.325cm" svg:y1="4.75cm" svg:x2="48.08cm" svg:y2="4.752cm">
          <text:p/>
        </draw:line>
        <draw:line draw:style-name="gr2" draw:text-style-name="P1" draw:layer="Walls" svg:x1="47.21cm" svg:y1="12.9cm" svg:x2="48.08cm" svg:y2="4.752cm">
          <text:p/>
        </draw:line>
        <draw:line draw:style-name="gr2" draw:text-style-name="P1" draw:layer="Walls" svg:x1="45.2cm" svg:y1="31.6cm" svg:x2="46.023cm" svg:y2="23.901cm">
          <text:p/>
        </draw:line>
        <draw:line draw:style-name="gr2" draw:text-style-name="P1" draw:layer="Walls" svg:x1="45.2cm" svg:y1="31.6cm" svg:x2="33.45cm" svg:y2="31.6cm">
          <text:p/>
        </draw:line>
        <draw:polyline draw:style-name="gr3" draw:text-style-name="P1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custom-shape draw:style-name="gr4" draw:text-style-name="P2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5" draw:text-style-name="P2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Walls" svg:x1="17.495cm" svg:y1="15.66cm" svg:x2="13.088cm" svg:y2="15.66cm">
          <text:p/>
        </draw:line>
        <draw:line draw:style-name="gr2" draw:text-style-name="P1" draw:layer="Walls" svg:x1="18.672cm" svg:y1="15.66cm" svg:x2="17.495cm" svg:y2="15.66cm">
          <text:p/>
        </draw:line>
        <draw:line draw:style-name="gr2" draw:text-style-name="P1" draw:layer="Walls" svg:x1="18.672cm" svg:y1="15.66cm" svg:x2="28.299cm" svg:y2="15.66cm">
          <text:p/>
        </draw:line>
        <draw:line draw:style-name="gr2" draw:text-style-name="P1" draw:layer="Walls" svg:x1="28.66cm" svg:y1="14.964cm" svg:x2="28.15cm" svg:y2="13.647cm">
          <text:p/>
        </draw:line>
        <draw:line draw:style-name="gr2" draw:text-style-name="P1" draw:layer="Walls" svg:x1="28.26cm" svg:y1="15.656cm" svg:x2="28.66cm" svg:y2="14.964cm">
          <text:p/>
        </draw:line>
        <draw:line draw:style-name="gr2" draw:text-style-name="P1" draw:layer="Walls" svg:x1="30.361cm" svg:y1="11.275cm" svg:x2="28.653cm" svg:y2="11.272cm">
          <text:p/>
        </draw:line>
        <draw:line draw:style-name="gr2" draw:text-style-name="P1" draw:layer="Walls" svg:x1="28.653cm" svg:y1="11.272cm" svg:x2="28.653cm" svg:y2="10.773cm">
          <text:p/>
        </draw:line>
        <draw:line draw:style-name="gr2" draw:text-style-name="P1" draw:layer="Walls" svg:x1="24.731cm" svg:y1="13.313cm" svg:x2="26.035cm" svg:y2="13.313cm">
          <text:p/>
        </draw:line>
        <draw:line draw:style-name="gr2" draw:text-style-name="P1" draw:layer="Walls" svg:x1="26.035cm" svg:y1="13.313cm" svg:x2="26.019cm" svg:y2="11.248cm">
          <text:p/>
        </draw:line>
        <draw:line draw:style-name="gr2" draw:text-style-name="P1" draw:layer="Walls" svg:x1="26.019cm" svg:y1="11.248cm" svg:x2="27.159cm" svg:y2="11.242cm">
          <text:p/>
        </draw:line>
        <draw:line draw:style-name="gr2" draw:text-style-name="P1" draw:layer="Walls" svg:x1="27.159cm" svg:y1="11.242cm" svg:x2="28.15cm" svg:y2="13.647cm">
          <text:p/>
        </draw:line>
        <draw:line draw:style-name="gr2" draw:text-style-name="P1" draw:layer="Walls" svg:x1="28.653cm" svg:y1="10.773cm" svg:x2="28.65cm" svg:y2="8.497cm">
          <text:p/>
        </draw:line>
        <draw:line draw:style-name="gr2" draw:text-style-name="P1" draw:layer="Walls" svg:x1="29.549cm" svg:y1="9.685cm" svg:x2="29.549cm" svg:y2="8.502cm">
          <text:p/>
        </draw:line>
        <draw:line draw:style-name="gr2" draw:text-style-name="P1" draw:layer="Walls" svg:x1="28.653cm" svg:y1="8.502cm" svg:x2="29.641cm" svg:y2="7.971cm">
          <text:p/>
        </draw:line>
        <draw:line draw:style-name="gr2" draw:text-style-name="P1" draw:layer="Walls" svg:x1="29.641cm" svg:y1="7.971cm" svg:x2="29.702cm" svg:y2="7.947cm">
          <text:p/>
        </draw:line>
        <draw:line draw:style-name="gr2" draw:text-style-name="P1" draw:layer="Walls" svg:x1="39.303cm" svg:y1="13.647cm" svg:x2="38.902cm" svg:y2="13.647cm">
          <text:p/>
        </draw:line>
        <draw:line draw:style-name="gr2" draw:text-style-name="P1" draw:layer="Walls" svg:x1="35.252cm" svg:y1="13.647cm" svg:x2="36.974cm" svg:y2="10.252cm">
          <text:p/>
        </draw:line>
        <draw:line draw:style-name="gr2" draw:text-style-name="P1" draw:layer="Walls" svg:x1="36.974cm" svg:y1="10.252cm" svg:x2="38.612cm" svg:y2="10.247cm">
          <text:p/>
        </draw:line>
        <draw:line draw:style-name="gr2" draw:text-style-name="P1" draw:layer="Walls" svg:x1="38.612cm" svg:y1="10.247cm" svg:x2="38.612cm" svg:y2="9.997cm">
          <text:p/>
        </draw:line>
        <draw:line draw:style-name="gr2" draw:text-style-name="P1" draw:layer="Walls" svg:x1="38.612cm" svg:y1="9.997cm" svg:x2="39.044cm" svg:y2="9.997cm">
          <text:p/>
        </draw:line>
        <draw:line draw:style-name="gr2" draw:text-style-name="P1" draw:layer="Walls" svg:x1="29.7cm" svg:y1="7.947cm" svg:x2="29.797cm" svg:y2="7.98cm">
          <text:p/>
        </draw:line>
        <draw:line draw:style-name="gr2" draw:text-style-name="P1" draw:layer="Walls" svg:x1="29.797cm" svg:y1="7.98cm" svg:x2="29.871cm" svg:y2="8.027cm">
          <text:p/>
        </draw:line>
        <draw:line draw:style-name="gr2" draw:text-style-name="P1" draw:layer="Walls" svg:x1="29.871cm" svg:y1="8.027cm" svg:x2="29.923cm" svg:y2="8.066cm">
          <text:p/>
        </draw:line>
        <draw:line draw:style-name="gr2" draw:text-style-name="P1" draw:layer="Walls" svg:x1="29.923cm" svg:y1="8.066cm" svg:x2="29.949cm" svg:y2="8.075cm">
          <text:p/>
        </draw:line>
        <draw:line draw:style-name="gr2" draw:text-style-name="P1" draw:layer="Walls" svg:x1="29.949cm" svg:y1="8.075cm" svg:x2="30.355cm" svg:y2="8.503cm">
          <text:p/>
        </draw:line>
        <draw:line draw:style-name="gr2" draw:text-style-name="P1" draw:layer="Walls" svg:x1="39.044cm" svg:y1="9.997cm" svg:x2="39.303cm" svg:y2="9.997cm">
          <text:p/>
        </draw:line>
        <draw:line draw:style-name="gr2" draw:text-style-name="P1" draw:layer="Walls" svg:x1="35.252cm" svg:y1="13.647cm" svg:x2="38.902cm" svg:y2="13.647cm">
          <text:p/>
        </draw:line>
        <draw:rect draw:style-name="gr7" draw:text-style-name="P1" draw:layer="Walls" svg:width="1.643cm" svg:height="1.028cm" svg:x="13.088cm" svg:y="11.285cm">
          <text:p/>
        </draw:rect>
        <draw:rect draw:style-name="gr8" draw:text-style-name="P1" draw:layer="Walls" svg:width="1.643cm" svg:height="1.031cm" svg:x="13.088cm" svg:y="14.628cm">
          <text:p/>
        </draw:rect>
        <draw:rect draw:style-name="gr9" draw:text-style-name="P1" draw:layer="Walls" svg:width="9.999cm" svg:height="4.375cm" svg:x="14.731cm" svg:y="11.284cm">
          <text:p/>
        </draw:rect>
        <draw:rect draw:style-name="gr10" draw:text-style-name="P1" draw:layer="Walls" svg:width="1.624cm" svg:height="2.349cm" svg:x="24.731cm" svg:y="13.31cm">
          <text:p/>
        </draw:rect>
        <draw:line draw:style-name="gr2" draw:text-style-name="P1" draw:layer="Walls" svg:x1="27.171cm" svg:y1="11.242cm" svg:x2="26.019cm" svg:y2="11.242cm">
          <text:p/>
        </draw:line>
        <draw:line draw:style-name="gr2" draw:text-style-name="P1" draw:layer="Walls" svg:x1="26.019cm" svg:y1="11.242cm" svg:x2="26.035cm" svg:y2="13.311cm">
          <text:p/>
        </draw:line>
        <draw:line draw:style-name="gr2" draw:text-style-name="P1" draw:layer="Walls" svg:x1="26.035cm" svg:y1="13.311cm" svg:x2="28cm" svg:y2="13.311cm">
          <text:p/>
        </draw:line>
        <draw:line draw:style-name="gr2" draw:text-style-name="P1" draw:layer="Walls" svg:x1="28cm" svg:y1="13.311cm" svg:x2="27.171cm" svg:y2="11.242cm">
          <text:p/>
        </draw:line>
        <draw:line draw:style-name="gr2" draw:text-style-name="P1" draw:layer="Walls" svg:x1="28cm" svg:y1="13.311cm" svg:x2="26.356cm" svg:y2="13.311cm">
          <text:p/>
        </draw:line>
        <draw:line draw:style-name="gr2" draw:text-style-name="P1" draw:layer="Walls" svg:x1="26.356cm" svg:y1="13.311cm" svg:x2="26.356cm" svg:y2="15.66cm">
          <text:p/>
        </draw:line>
        <draw:line draw:style-name="gr2" draw:text-style-name="P1" draw:layer="Walls" svg:x1="26.356cm" svg:y1="15.66cm" svg:x2="28.259cm" svg:y2="15.66cm">
          <text:p/>
        </draw:line>
        <draw:line draw:style-name="gr2" draw:text-style-name="P1" draw:layer="Walls" svg:x1="28.259cm" svg:y1="15.66cm" svg:x2="28.661cm" svg:y2="14.964cm">
          <text:p/>
        </draw:line>
        <draw:line draw:style-name="gr2" draw:text-style-name="P1" draw:layer="Walls" svg:x1="28.661cm" svg:y1="14.964cm" svg:x2="28cm" svg:y2="13.311cm">
          <text:p/>
        </draw:line>
        <draw:line draw:style-name="gr2" draw:text-style-name="P1" draw:layer="Walls" svg:x1="35.252cm" svg:y1="13.647cm" svg:x2="39.303cm" svg:y2="13.647cm">
          <text:p/>
        </draw:line>
        <draw:line draw:style-name="gr2" draw:text-style-name="P1" draw:layer="Walls" svg:x1="39.303cm" svg:y1="13.647cm" svg:x2="39.303cm" svg:y2="11.91cm">
          <text:p/>
        </draw:line>
        <draw:line draw:style-name="gr2" draw:text-style-name="P1" draw:layer="Walls" svg:x1="39.303cm" svg:y1="11.91cm" svg:x2="36.152cm" svg:y2="11.91cm">
          <text:p/>
        </draw:line>
        <draw:line draw:style-name="gr2" draw:text-style-name="P1" draw:layer="Walls" svg:x1="36.152cm" svg:y1="11.91cm" svg:x2="39.303cm" svg:y2="11.91cm">
          <text:p/>
        </draw:line>
        <draw:line draw:style-name="gr2" draw:text-style-name="P1" draw:layer="Walls" svg:x1="39.303cm" svg:y1="11.91cm" svg:x2="39.303cm" svg:y2="9.997cm">
          <text:p/>
        </draw:line>
        <draw:line draw:style-name="gr2" draw:text-style-name="P1" draw:layer="Walls" svg:x1="39.303cm" svg:y1="9.997cm" svg:x2="38.612cm" svg:y2="9.997cm">
          <text:p/>
        </draw:line>
        <draw:line draw:style-name="gr2" draw:text-style-name="P1" draw:layer="Walls" svg:x1="38.612cm" svg:y1="9.997cm" svg:x2="38.612cm" svg:y2="10.247cm">
          <text:p/>
        </draw:line>
        <draw:line draw:style-name="gr2" draw:text-style-name="P1" draw:layer="Walls" svg:x1="38.612cm" svg:y1="10.247cm" svg:x2="36.974cm" svg:y2="10.252cm">
          <text:p/>
        </draw:line>
        <draw:line draw:style-name="gr2" draw:text-style-name="P1" draw:layer="Walls" svg:x1="36.974cm" svg:y1="10.252cm" svg:x2="36.152cm" svg:y2="11.91cm">
          <text:p/>
        </draw:line>
        <draw:line draw:style-name="gr11" draw:text-style-name="P1" draw:layer="Walls" svg:x1="22.999cm" svg:y1="14.396cm" svg:x2="22.499cm" svg:y2="14.396cm">
          <text:p/>
        </draw:line>
        <draw:line draw:style-name="gr11" draw:text-style-name="P1" draw:layer="Walls" svg:x1="16.449cm" svg:y1="11.284cm" svg:x2="16.449cm" svg:y2="15.66cm">
          <text:p/>
        </draw:line>
        <draw:line draw:style-name="gr11" draw:text-style-name="P1" draw:layer="Walls" svg:x1="17.899cm" svg:y1="11.284cm" svg:x2="17.899cm" svg:y2="15.659cm">
          <text:p/>
        </draw:line>
        <draw:line draw:style-name="gr11" draw:text-style-name="P1" draw:layer="Walls" svg:x1="17.899cm" svg:y1="13.396cm" svg:x2="17.549cm" svg:y2="13.396cm">
          <text:p/>
        </draw:line>
        <draw:line draw:style-name="gr11" draw:text-style-name="P1" draw:layer="Walls" svg:x1="16.799cm" svg:y1="13.396cm" svg:x2="16.449cm" svg:y2="13.396cm">
          <text:p/>
        </draw:line>
        <draw:line draw:style-name="gr11" draw:text-style-name="P1" draw:layer="Walls" svg:x1="14.731cm" svg:y1="12.046cm" svg:x2="17.899cm" svg:y2="12.046cm">
          <text:p/>
        </draw:line>
        <draw:line draw:style-name="gr11" draw:text-style-name="P1" draw:layer="Walls" svg:x1="24.731cm" svg:y1="12.046cm" svg:x2="22.5cm" svg:y2="12.046cm">
          <text:p/>
        </draw:line>
        <draw:line draw:style-name="gr11" draw:text-style-name="P1" draw:layer="Walls" svg:x1="22.999cm" svg:y1="11.284cm" svg:x2="22.999cm" svg:y2="15.659cm">
          <text:p/>
        </draw:line>
        <draw:line draw:style-name="gr11" draw:text-style-name="P1" draw:layer="Walls" svg:x1="20.199cm" svg:y1="11.285cm" svg:x2="20.199cm" svg:y2="13.281cm">
          <text:p/>
        </draw:line>
        <draw:polygon draw:style-name="gr12" draw:text-style-name="P1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8" draw:text-style-name="P1" draw:layer="Walls" svg:width="1.643cm" svg:height="2.315cm" svg:x="13.089cm" svg:y="12.314cm">
          <text:p/>
        </draw:rect>
        <draw:line draw:style-name="gr11" draw:text-style-name="P1" draw:layer="Walls" svg:x1="15.549cm" svg:y1="11.284cm" svg:x2="15.549cm" svg:y2="12.046cm">
          <text:p/>
        </draw:line>
        <draw:line draw:style-name="gr2" draw:text-style-name="P1" draw:layer="Walls" svg:x1="30.36cm" svg:y1="10.135cm" svg:x2="30.36cm" svg:y2="8.502cm">
          <text:p/>
        </draw:line>
        <draw:line draw:style-name="gr2" draw:text-style-name="P1" draw:layer="Walls" svg:x1="30.36cm" svg:y1="11.279cm" svg:x2="30.36cm" svg:y2="10.768cm">
          <text:p/>
        </draw:line>
        <draw:line draw:style-name="gr2" draw:text-style-name="P1" draw:layer="Walls" svg:x1="30.361cm" svg:y1="9.685cm" svg:x2="28.653cm" svg:y2="9.682cm">
          <text:p/>
        </draw:line>
        <draw:line draw:style-name="gr2" draw:text-style-name="P1" draw:layer="Walls" svg:x1="30.361cm" svg:y1="8.513cm" svg:x2="28.653cm" svg:y2="8.51cm">
          <text:p/>
        </draw:line>
        <draw:line draw:style-name="gr11" draw:text-style-name="P1" draw:layer="Walls" svg:x1="41.699cm" svg:y1="8.506cm" svg:x2="42.599cm" svg:y2="8.506cm">
          <text:p/>
        </draw:line>
        <draw:line draw:style-name="gr13" draw:text-style-name="P1" draw:layer="Walls" svg:x1="41.699cm" svg:y1="8.506cm" svg:x2="42.599cm" svg:y2="8.506cm">
          <text:p/>
        </draw:line>
        <draw:line draw:style-name="gr2" draw:text-style-name="P1" draw:layer="Walls" svg:x1="23.415cm" svg:y1="28.69cm" svg:x2="23.415cm" svg:y2="30.443cm">
          <text:p/>
        </draw:line>
        <draw:line draw:style-name="gr2" draw:text-style-name="P1" draw:layer="Walls" svg:x1="26.131cm" svg:y1="28.69cm" svg:x2="26.131cm" svg:y2="30.447cm">
          <text:p/>
        </draw:line>
        <draw:line draw:style-name="gr2" draw:text-style-name="P1" draw:layer="Walls" svg:x1="24.599cm" svg:y1="30.446cm" svg:x2="24.599cm" svg:y2="28.69cm">
          <text:p/>
        </draw:line>
        <draw:line draw:style-name="gr2" draw:text-style-name="P1" draw:layer="Walls" svg:x1="26.131cm" svg:y1="30.443cm" svg:x2="23.415cm" svg:y2="30.443cm">
          <text:p/>
        </draw:line>
        <draw:line draw:style-name="gr2" draw:text-style-name="P1" draw:layer="Walls" svg:x1="24.599cm" svg:y1="29.572cm" svg:x2="23.415cm" svg:y2="29.572cm">
          <text:p/>
        </draw:line>
        <draw:line draw:style-name="gr2" draw:text-style-name="P1" draw:layer="Walls" svg:x1="26.131cm" svg:y1="28.69cm" svg:x2="25.699cm" svg:y2="28.69cm">
          <text:p/>
        </draw:line>
        <draw:line draw:style-name="gr2" draw:text-style-name="P1" draw:layer="Walls" svg:x1="40.441cm" svg:y1="26.173cm" svg:x2="40.441cm" svg:y2="23.346cm">
          <text:p/>
        </draw:line>
        <draw:rect draw:style-name="gr14" draw:text-style-name="P1" draw:layer="Walls" svg:width="8.717cm" svg:height="4.574cm" svg:x="29.635cm" svg:y="23.345cm">
          <text:p/>
        </draw:rect>
        <draw:rect draw:style-name="gr15" draw:text-style-name="P1" draw:layer="Walls" svg:width="2.089cm" svg:height="1.745cm" svg:x="38.352cm" svg:y="26.173cm">
          <text:p/>
        </draw:rect>
        <draw:line draw:style-name="gr11" draw:text-style-name="P1" draw:layer="Walls" svg:x1="30.102cm" svg:y1="23.45cm" svg:x2="29.752cm" svg:y2="23.45cm">
          <text:p/>
        </draw:line>
        <draw:line draw:style-name="gr11" draw:text-style-name="P1" draw:layer="Walls" svg:x1="32.452cm" svg:y1="24.3cm" svg:x2="35.502cm" svg:y2="24.3cm">
          <text:p/>
        </draw:line>
        <draw:line draw:style-name="gr11" draw:text-style-name="P1" draw:layer="Walls" svg:x1="30.902cm" svg:y1="25.15cm" svg:x2="37.202cm" svg:y2="25.15cm">
          <text:p/>
        </draw:line>
        <draw:line draw:style-name="gr11" draw:text-style-name="P1" draw:layer="Walls" svg:x1="29.752cm" svg:y1="27.919cm" svg:x2="29.752cm" svg:y2="23.45cm">
          <text:p/>
        </draw:line>
        <draw:line draw:style-name="gr11" draw:text-style-name="P1" draw:layer="Walls" svg:x1="29.752cm" svg:y1="27.15cm" svg:x2="37.002cm" svg:y2="27.15cm">
          <text:p/>
        </draw:line>
        <draw:line draw:style-name="gr11" draw:text-style-name="P1" draw:layer="Walls" svg:x1="34.752cm" svg:y1="27.919cm" svg:x2="34.752cm" svg:y2="25.15cm">
          <text:p/>
        </draw:line>
        <draw:line draw:style-name="gr11" draw:text-style-name="P1" draw:layer="Walls" svg:x1="31.302cm" svg:y1="23.45cm" svg:x2="31.302cm" svg:y2="24.45cm">
          <text:p/>
        </draw:line>
        <draw:line draw:style-name="gr11" draw:text-style-name="P1" draw:layer="Walls" svg:x1="30.102cm" svg:y1="25.15cm" svg:x2="29.752cm" svg:y2="25.15cm">
          <text:p/>
        </draw:line>
        <draw:line draw:style-name="gr11" draw:text-style-name="P1" draw:layer="Walls" svg:x1="38.352cm" svg:y1="23.45cm" svg:x2="38.002cm" svg:y2="23.45cm">
          <text:p/>
        </draw:line>
        <draw:line draw:style-name="gr11" draw:text-style-name="P1" draw:layer="Walls" svg:x1="38.352cm" svg:y1="25.15cm" svg:x2="38.002cm" svg:y2="25.15cm">
          <text:p/>
        </draw:line>
        <draw:line draw:style-name="gr11" draw:text-style-name="P1" draw:layer="Walls" svg:x1="30.752cm" svg:y1="23.45cm" svg:x2="37.302cm" svg:y2="23.45cm">
          <text:p/>
        </draw:line>
        <draw:line draw:style-name="gr11" draw:text-style-name="P1" draw:layer="Walls" svg:x1="36.652cm" svg:y1="23.45cm" svg:x2="36.652cm" svg:y2="24.45cm">
          <text:p/>
        </draw:line>
        <draw:line draw:style-name="gr2" draw:text-style-name="P1" draw:layer="Walls" svg:x1="38.353cm" svg:y1="23.345cm" svg:x2="40.442cm" svg:y2="23.345cm">
          <text:p/>
        </draw:line>
        <draw:line draw:style-name="gr2" draw:text-style-name="P1" draw:layer="Walls" svg:x1="24.15cm" svg:y1="21.65cm" svg:x2="21.061cm" svg:y2="19.982cm">
          <text:p/>
        </draw:line>
        <draw:line draw:style-name="gr2" draw:text-style-name="P1" draw:layer="Walls" svg:x1="21.061cm" svg:y1="19.982cm" svg:x2="20.776cm" svg:y2="19.67cm">
          <text:p/>
        </draw:line>
        <draw:line draw:style-name="gr2" draw:text-style-name="P1" draw:layer="Walls" svg:x1="20.776cm" svg:y1="19.67cm" svg:x2="20.533cm" svg:y2="19.282cm">
          <text:p/>
        </draw:line>
        <draw:line draw:style-name="gr2" draw:text-style-name="P1" draw:layer="Walls" svg:x1="20.533cm" svg:y1="19.282cm" svg:x2="20.5cm" svg:y2="18.901cm">
          <text:p/>
        </draw:line>
        <draw:line draw:style-name="gr2" draw:text-style-name="P1" draw:layer="Walls" svg:x1="20.5cm" svg:y1="18.9cm" svg:x2="20.5cm" svg:y2="17.657cm">
          <text:p/>
        </draw:line>
        <draw:line draw:style-name="gr2" draw:text-style-name="P1" draw:layer="Walls" svg:x1="30.016cm" svg:y1="17.656cm" svg:x2="20.5cm" svg:y2="17.656cm">
          <text:p/>
        </draw:line>
        <draw:line draw:style-name="gr2" draw:text-style-name="P1" draw:layer="Walls" svg:x1="19.4cm" svg:y1="27.919cm" svg:x2="24.5cm" svg:y2="27.919cm">
          <text:p/>
        </draw:line>
        <draw:line draw:style-name="gr2" draw:text-style-name="P1" draw:layer="Walls" svg:x1="38.652cm" svg:y1="17.64cm" svg:x2="38.652cm" svg:y2="21.8cm">
          <text:p/>
        </draw:line>
        <draw:line draw:style-name="gr2" draw:text-style-name="P1" draw:layer="Walls" svg:x1="24.15cm" svg:y1="21.65cm" svg:x2="29.633cm" svg:y2="21.65cm">
          <text:p/>
        </draw:line>
        <draw:line draw:style-name="gr2" draw:text-style-name="P1" draw:layer="Walls" svg:x1="38.652cm" svg:y1="21.8cm" svg:x2="29.635cm" svg:y2="21.8cm">
          <text:p/>
        </draw:line>
        <draw:line draw:style-name="gr2" draw:text-style-name="P1" draw:layer="Walls" svg:x1="38.652cm" svg:y1="17.649cm" svg:x2="30.016cm" svg:y2="17.656cm">
          <text:p/>
        </draw:line>
        <draw:line draw:style-name="gr2" draw:text-style-name="P1" draw:layer="Walls" svg:x1="29.633cm" svg:y1="21.65cm" svg:x2="29.635cm" svg:y2="21.8cm">
          <text:p/>
        </draw:line>
        <draw:g>
          <draw:line draw:style-name="gr2" draw:text-style-name="P1" draw:layer="Walls" svg:x1="25.095cm" svg:y1="28.69cm" svg:x2="23.415cm" svg:y2="28.69cm">
            <text:p/>
          </draw:line>
          <draw:polygon draw:style-name="gr12" draw:text-style-name="P1" draw:layer="Walls" svg:width="0.899cm" svg:height="1.503cm" svg:x="14.299cm" svg:y="28.65cm" svg:viewBox="0 0 900 1504" draw:points="1,0 900,0 900,1504 0,1504">
            <text:p/>
          </draw:polygon>
          <draw:line draw:style-name="gr2" draw:text-style-name="P1" draw:layer="Walls" svg:x1="19.4cm" svg:y1="25.7cm" svg:x2="19.4cm" svg:y2="27.919cm">
            <text:p/>
          </draw:line>
          <draw:line draw:style-name="gr2" draw:text-style-name="P1" draw:layer="Walls" svg:x1="24.5cm" svg:y1="25.577cm" svg:x2="19.534cm" svg:y2="25.577cm">
            <text:p/>
          </draw:line>
          <draw:line draw:style-name="gr2" draw:text-style-name="P1" draw:layer="Walls" svg:x1="22.818cm" svg:y1="25.577cm" svg:x2="22.818cm" svg:y2="27.919cm">
            <text:p/>
          </draw:line>
          <draw:line draw:style-name="gr2" draw:text-style-name="P1" draw:layer="Walls" svg:x1="22.056cm" svg:y1="25.577cm" svg:x2="22.056cm" svg:y2="23.24cm">
            <text:p/>
          </draw:line>
          <draw:line draw:style-name="gr2" draw:text-style-name="P1" draw:layer="Walls" svg:x1="24.5cm" svg:y1="25.577cm" svg:x2="24.5cm" svg:y2="27.919cm">
            <text:p/>
          </draw:line>
          <draw:line draw:style-name="gr2" draw:text-style-name="P1" draw:layer="Walls" svg:x1="19.401cm" svg:y1="25.7cm" svg:x2="21.552cm" svg:y2="23.24cm">
            <text:p/>
          </draw:line>
          <draw:line draw:style-name="gr2" draw:text-style-name="P1" draw:layer="Walls" svg:x1="21.139cm" svg:y1="25.577cm" svg:x2="21.139cm" svg:y2="27.919cm">
            <text:p/>
          </draw:line>
          <draw:line draw:style-name="gr2" draw:text-style-name="P1" draw:layer="Walls" svg:x1="24.5cm" svg:y1="23.24cm" svg:x2="21.552cm" svg:y2="23.24cm">
            <text:p/>
          </draw:line>
          <draw:line draw:style-name="gr2" draw:text-style-name="P1" draw:layer="Walls" svg:x1="24.493cm" svg:y1="25.577cm" svg:x2="24.493cm" svg:y2="23.24cm">
            <text:p/>
          </draw:line>
        </draw:g>
        <draw:line draw:style-name="gr16" draw:text-style-name="P1" draw:layer="Detail" svg:x1="30.107cm" svg:y1="25.794cm" svg:x2="30.107cm" svg:y2="23.444cm">
          <text:p/>
        </draw:line>
        <draw:line draw:style-name="gr16" draw:text-style-name="P1" draw:layer="Detail" svg:x1="29.757cm" svg:y1="23.894cm" svg:x2="30.107cm" svg:y2="23.894cm">
          <text:p/>
        </draw:line>
        <draw:line draw:style-name="gr16" draw:text-style-name="P1" draw:layer="Detail" svg:x1="30.957cm" svg:y1="25.144cm" svg:x2="30.957cm" svg:y2="27.144cm">
          <text:p/>
        </draw:line>
        <draw:line draw:style-name="gr16" draw:text-style-name="P1" draw:layer="Detail" svg:x1="29.757cm" svg:y1="25.794cm" svg:x2="30.957cm" svg:y2="25.794cm">
          <text:p/>
        </draw:line>
        <draw:line draw:style-name="gr16" draw:text-style-name="P1" draw:layer="Detail" svg:x1="34.207cm" svg:y1="26.344cm" svg:x2="30.957cm" svg:y2="26.344cm">
          <text:p/>
        </draw:line>
        <draw:line draw:style-name="gr16" draw:text-style-name="P1" draw:layer="Detail" svg:x1="31.157cm" svg:y1="26.344cm" svg:x2="31.157cm" svg:y2="27.144cm">
          <text:p/>
        </draw:line>
        <draw:line draw:style-name="gr16" draw:text-style-name="P1" draw:layer="Detail" svg:x1="31.607cm" svg:y1="26.344cm" svg:x2="31.607cm" svg:y2="27.144cm">
          <text:p/>
        </draw:line>
        <draw:line draw:style-name="gr16" draw:text-style-name="P1" draw:layer="Detail" svg:x1="32.057cm" svg:y1="26.344cm" svg:x2="32.057cm" svg:y2="27.144cm">
          <text:p/>
        </draw:line>
        <draw:line draw:style-name="gr16" draw:text-style-name="P1" draw:layer="Detail" svg:x1="32.457cm" svg:y1="26.349cm" svg:x2="32.457cm" svg:y2="27.149cm">
          <text:p/>
        </draw:line>
        <draw:line draw:style-name="gr16" draw:text-style-name="P1" draw:layer="Detail" svg:x1="32.907cm" svg:y1="26.344cm" svg:x2="32.907cm" svg:y2="27.144cm">
          <text:p/>
        </draw:line>
        <draw:line draw:style-name="gr16" draw:text-style-name="P1" draw:layer="Detail" svg:x1="33.357cm" svg:y1="26.349cm" svg:x2="33.357cm" svg:y2="27.149cm">
          <text:p/>
        </draw:line>
        <draw:line draw:style-name="gr16" draw:text-style-name="P1" draw:layer="Detail" svg:x1="33.757cm" svg:y1="26.344cm" svg:x2="33.757cm" svg:y2="27.144cm">
          <text:p/>
        </draw:line>
        <draw:line draw:style-name="gr16" draw:text-style-name="P1" draw:layer="Detail" svg:x1="34.207cm" svg:y1="25.144cm" svg:x2="34.207cm" svg:y2="27.144cm">
          <text:p/>
        </draw:line>
        <draw:line draw:style-name="gr16" draw:text-style-name="P1" draw:layer="Detail" svg:x1="32.407cm" svg:y1="25.694cm" svg:x2="31.557cm" svg:y2="25.694cm">
          <text:p/>
        </draw:line>
        <draw:line draw:style-name="gr16" draw:text-style-name="P1" draw:layer="Detail" svg:x1="31.557cm" svg:y1="25.144cm" svg:x2="31.557cm" svg:y2="25.694cm">
          <text:p/>
        </draw:line>
        <draw:line draw:style-name="gr16" draw:text-style-name="P1" draw:layer="Detail" svg:x1="32.407cm" svg:y1="25.144cm" svg:x2="32.407cm" svg:y2="25.694cm">
          <text:p/>
        </draw:line>
        <draw:line draw:style-name="gr16" draw:text-style-name="P1" draw:layer="Detail" svg:x1="30.757cm" svg:y1="24.194cm" svg:x2="31.307cm" svg:y2="24.194cm">
          <text:p/>
        </draw:line>
        <draw:line draw:style-name="gr16" draw:text-style-name="P1" draw:layer="Detail" svg:x1="30.757cm" svg:y1="24.194cm" svg:x2="30.757cm" svg:y2="23.444cm">
          <text:p/>
        </draw:line>
        <draw:line draw:style-name="gr16" draw:text-style-name="P1" draw:layer="Detail" svg:x1="35.257cm" svg:y1="25.144cm" svg:x2="35.257cm" svg:y2="27.144cm">
          <text:p/>
        </draw:line>
        <draw:line draw:style-name="gr16" draw:text-style-name="P1" draw:layer="Detail" svg:x1="35.257cm" svg:y1="25.844cm" svg:x2="34.207cm" svg:y2="25.844cm">
          <text:p/>
        </draw:line>
        <draw:line draw:style-name="gr16" draw:text-style-name="P1" draw:layer="Detail" svg:x1="35.657cm" svg:y1="26.344cm" svg:x2="35.657cm" svg:y2="27.144cm">
          <text:p/>
        </draw:line>
        <draw:line draw:style-name="gr16" draw:text-style-name="P1" draw:layer="Detail" svg:x1="36.107cm" svg:y1="26.344cm" svg:x2="36.107cm" svg:y2="27.144cm">
          <text:p/>
        </draw:line>
        <draw:line draw:style-name="gr16" draw:text-style-name="P1" draw:layer="Detail" svg:x1="37.007cm" svg:y1="26.344cm" svg:x2="35.257cm" svg:y2="26.344cm">
          <text:p/>
        </draw:line>
        <draw:line draw:style-name="gr16" draw:text-style-name="P1" draw:layer="Detail" svg:x1="36.557cm" svg:y1="26.344cm" svg:x2="36.557cm" svg:y2="27.144cm">
          <text:p/>
        </draw:line>
        <draw:line draw:style-name="gr16" draw:text-style-name="P1" draw:layer="Detail" svg:x1="37.007cm" svg:y1="26.344cm" svg:x2="37.007cm" svg:y2="27.144cm">
          <text:p/>
        </draw:line>
        <draw:line draw:style-name="gr16" draw:text-style-name="P1" draw:layer="Detail" svg:x1="35.607cm" svg:y1="25.344cm" svg:x2="35.607cm" svg:y2="25.694cm">
          <text:p/>
        </draw:line>
        <draw:line draw:style-name="gr16" draw:text-style-name="P1" draw:layer="Detail" svg:x1="35.957cm" svg:y1="25.344cm" svg:x2="35.957cm" svg:y2="25.694cm">
          <text:p/>
        </draw:line>
        <draw:line draw:style-name="gr16" draw:text-style-name="P1" draw:layer="Detail" svg:x1="36.357cm" svg:y1="25.344cm" svg:x2="35.257cm" svg:y2="25.344cm">
          <text:p/>
        </draw:line>
        <draw:line draw:style-name="gr16" draw:text-style-name="P1" draw:layer="Detail" svg:x1="36.357cm" svg:y1="25.144cm" svg:x2="36.357cm" svg:y2="25.694cm">
          <text:p/>
        </draw:line>
        <draw:line draw:style-name="gr16" draw:text-style-name="P1" draw:layer="Detail" svg:x1="36.557cm" svg:y1="25.144cm" svg:x2="36.557cm" svg:y2="25.694cm">
          <text:p/>
        </draw:line>
        <draw:line draw:style-name="gr16" draw:text-style-name="P1" draw:layer="Detail" svg:x1="36.557cm" svg:y1="25.694cm" svg:x2="36.357cm" svg:y2="25.694cm">
          <text:p/>
        </draw:line>
        <draw:line draw:style-name="gr16" draw:text-style-name="P1" draw:layer="Detail" svg:x1="37.157cm" svg:y1="25.744cm" svg:x2="37.157cm" svg:y2="25.144cm">
          <text:p/>
        </draw:line>
        <draw:line draw:style-name="gr16" draw:text-style-name="P1" draw:layer="Detail" svg:x1="37.157cm" svg:y1="25.744cm" svg:x2="38.357cm" svg:y2="25.744cm">
          <text:p/>
        </draw:line>
        <draw:line draw:style-name="gr16" draw:text-style-name="P1" draw:layer="Detail" svg:x1="38.007cm" svg:y1="25.744cm" svg:x2="38.007cm" svg:y2="23.444cm">
          <text:p/>
        </draw:line>
        <draw:line draw:style-name="gr16" draw:text-style-name="P1" draw:layer="Detail" svg:x1="36.657cm" svg:y1="24.194cm" svg:x2="37.207cm" svg:y2="24.194cm">
          <text:p/>
        </draw:line>
        <draw:line draw:style-name="gr16" draw:text-style-name="P1" draw:layer="Detail" svg:x1="37.207cm" svg:y1="24.194cm" svg:x2="37.207cm" svg:y2="23.444cm">
          <text:p/>
        </draw:line>
        <draw:g>
          <draw:g>
            <draw:line draw:style-name="gr16" draw:text-style-name="P1" draw:layer="Detail" svg:x1="32.699cm" svg:y1="24.194cm" svg:x2="32.699cm" svg:y2="23.544cm">
              <text:p/>
            </draw:line>
            <draw:line draw:style-name="gr16" draw:text-style-name="P1" draw:layer="Detail" svg:x1="32.815cm" svg:y1="24.194cm" svg:x2="32.815cm" svg:y2="23.544cm">
              <text:p/>
            </draw:line>
            <draw:line draw:style-name="gr16" draw:text-style-name="P1" draw:layer="Detail" svg:x1="32.932cm" svg:y1="24.194cm" svg:x2="32.932cm" svg:y2="23.544cm">
              <text:p/>
            </draw:line>
            <draw:line draw:style-name="gr16" draw:text-style-name="P1" draw:layer="Detail" svg:x1="33.049cm" svg:y1="24.194cm" svg:x2="33.049cm" svg:y2="23.544cm">
              <text:p/>
            </draw:line>
            <draw:line draw:style-name="gr16" draw:text-style-name="P1" draw:layer="Detail" svg:x1="33.165cm" svg:y1="24.194cm" svg:x2="33.165cm" svg:y2="23.544cm">
              <text:p/>
            </draw:line>
            <draw:line draw:style-name="gr16" draw:text-style-name="P1" draw:layer="Detail" svg:x1="33.282cm" svg:y1="24.194cm" svg:x2="33.282cm" svg:y2="23.544cm">
              <text:p/>
            </draw:line>
            <draw:line draw:style-name="gr16" draw:text-style-name="P1" draw:layer="Detail" svg:x1="33.399cm" svg:y1="24.194cm" svg:x2="33.399cm" svg:y2="23.544cm">
              <text:p/>
            </draw:line>
            <draw:line draw:style-name="gr16" draw:text-style-name="P1" draw:layer="Detail" svg:x1="33.515cm" svg:y1="24.194cm" svg:x2="33.515cm" svg:y2="23.544cm">
              <text:p/>
            </draw:line>
            <draw:line draw:style-name="gr16" draw:text-style-name="P1" draw:layer="Detail" svg:x1="33.632cm" svg:y1="24.194cm" svg:x2="33.632cm" svg:y2="23.544cm">
              <text:p/>
            </draw:line>
            <draw:line draw:style-name="gr16" draw:text-style-name="P1" draw:layer="Detail" svg:x1="33.749cm" svg:y1="24.194cm" svg:x2="33.749cm" svg:y2="23.544cm">
              <text:p/>
            </draw:line>
            <draw:line draw:style-name="gr16" draw:text-style-name="P1" draw:layer="Detail" svg:x1="33.865cm" svg:y1="24.194cm" svg:x2="33.865cm" svg:y2="23.544cm">
              <text:p/>
            </draw:line>
            <draw:line draw:style-name="gr16" draw:text-style-name="P1" draw:layer="Detail" svg:x1="33.982cm" svg:y1="24.194cm" svg:x2="33.982cm" svg:y2="23.544cm">
              <text:p/>
            </draw:line>
            <draw:line draw:style-name="gr16" draw:text-style-name="P1" draw:layer="Detail" svg:x1="34.099cm" svg:y1="24.194cm" svg:x2="34.099cm" svg:y2="23.544cm">
              <text:p/>
            </draw:line>
            <draw:line draw:style-name="gr16" draw:text-style-name="P1" draw:layer="Detail" svg:x1="34.215cm" svg:y1="24.194cm" svg:x2="34.215cm" svg:y2="23.544cm">
              <text:p/>
            </draw:line>
            <draw:line draw:style-name="gr16" draw:text-style-name="P1" draw:layer="Detail" svg:x1="34.332cm" svg:y1="24.194cm" svg:x2="34.332cm" svg:y2="23.544cm">
              <text:p/>
            </draw:line>
            <draw:line draw:style-name="gr16" draw:text-style-name="P1" draw:layer="Detail" svg:x1="34.449cm" svg:y1="24.194cm" svg:x2="34.449cm" svg:y2="23.544cm">
              <text:p/>
            </draw:line>
            <draw:line draw:style-name="gr16" draw:text-style-name="P1" draw:layer="Detail" svg:x1="34.565cm" svg:y1="24.194cm" svg:x2="34.565cm" svg:y2="23.544cm">
              <text:p/>
            </draw:line>
            <draw:line draw:style-name="gr16" draw:text-style-name="P1" draw:layer="Detail" svg:x1="34.682cm" svg:y1="24.194cm" svg:x2="34.682cm" svg:y2="23.544cm">
              <text:p/>
            </draw:line>
            <draw:line draw:style-name="gr16" draw:text-style-name="P1" draw:layer="Detail" svg:x1="34.799cm" svg:y1="24.194cm" svg:x2="34.799cm" svg:y2="23.544cm">
              <text:p/>
            </draw:line>
            <draw:line draw:style-name="gr16" draw:text-style-name="P1" draw:layer="Detail" svg:x1="34.915cm" svg:y1="24.194cm" svg:x2="34.915cm" svg:y2="23.544cm">
              <text:p/>
            </draw:line>
            <draw:line draw:style-name="gr16" draw:text-style-name="P1" draw:layer="Detail" svg:x1="35.032cm" svg:y1="24.194cm" svg:x2="35.032cm" svg:y2="23.544cm">
              <text:p/>
            </draw:line>
            <draw:line draw:style-name="gr16" draw:text-style-name="P1" draw:layer="Detail" svg:x1="35.149cm" svg:y1="24.194cm" svg:x2="35.149cm" svg:y2="23.544cm">
              <text:p/>
            </draw:line>
            <draw:line draw:style-name="gr16" draw:text-style-name="P1" draw:layer="Detail" svg:x1="35.265cm" svg:y1="24.194cm" svg:x2="35.265cm" svg:y2="23.544cm">
              <text:p/>
            </draw:line>
            <draw:line draw:style-name="gr16" draw:text-style-name="P1" draw:layer="Detail" svg:x1="35.382cm" svg:y1="24.194cm" svg:x2="35.382cm" svg:y2="23.544cm">
              <text:p/>
            </draw:line>
            <draw:line draw:style-name="gr16" draw:text-style-name="P1" draw:layer="Detail" svg:x1="32.582cm" svg:y1="25.044cm" svg:x2="32.582cm" svg:y2="24.394cm">
              <text:p/>
            </draw:line>
            <draw:line draw:style-name="gr16" draw:text-style-name="P1" draw:layer="Detail" svg:x1="32.699cm" svg:y1="25.044cm" svg:x2="32.699cm" svg:y2="24.394cm">
              <text:p/>
            </draw:line>
            <draw:line draw:style-name="gr16" draw:text-style-name="P1" draw:layer="Detail" svg:x1="32.815cm" svg:y1="25.044cm" svg:x2="32.815cm" svg:y2="24.394cm">
              <text:p/>
            </draw:line>
            <draw:line draw:style-name="gr16" draw:text-style-name="P1" draw:layer="Detail" svg:x1="32.932cm" svg:y1="25.044cm" svg:x2="32.932cm" svg:y2="24.394cm">
              <text:p/>
            </draw:line>
            <draw:line draw:style-name="gr16" draw:text-style-name="P1" draw:layer="Detail" svg:x1="33.049cm" svg:y1="25.044cm" svg:x2="33.049cm" svg:y2="24.394cm">
              <text:p/>
            </draw:line>
            <draw:line draw:style-name="gr16" draw:text-style-name="P1" draw:layer="Detail" svg:x1="33.165cm" svg:y1="25.044cm" svg:x2="33.165cm" svg:y2="24.394cm">
              <text:p/>
            </draw:line>
            <draw:line draw:style-name="gr16" draw:text-style-name="P1" draw:layer="Detail" svg:x1="33.282cm" svg:y1="25.044cm" svg:x2="33.282cm" svg:y2="24.394cm">
              <text:p/>
            </draw:line>
            <draw:line draw:style-name="gr16" draw:text-style-name="P1" draw:layer="Detail" svg:x1="33.399cm" svg:y1="25.044cm" svg:x2="33.399cm" svg:y2="24.394cm">
              <text:p/>
            </draw:line>
            <draw:line draw:style-name="gr16" draw:text-style-name="P1" draw:layer="Detail" svg:x1="33.515cm" svg:y1="25.044cm" svg:x2="33.515cm" svg:y2="24.394cm">
              <text:p/>
            </draw:line>
            <draw:line draw:style-name="gr16" draw:text-style-name="P1" draw:layer="Detail" svg:x1="33.632cm" svg:y1="25.044cm" svg:x2="33.632cm" svg:y2="24.394cm">
              <text:p/>
            </draw:line>
            <draw:line draw:style-name="gr16" draw:text-style-name="P1" draw:layer="Detail" svg:x1="33.749cm" svg:y1="25.044cm" svg:x2="33.749cm" svg:y2="24.394cm">
              <text:p/>
            </draw:line>
            <draw:line draw:style-name="gr16" draw:text-style-name="P1" draw:layer="Detail" svg:x1="33.865cm" svg:y1="25.044cm" svg:x2="33.865cm" svg:y2="24.394cm">
              <text:p/>
            </draw:line>
            <draw:line draw:style-name="gr16" draw:text-style-name="P1" draw:layer="Detail" svg:x1="33.982cm" svg:y1="25.044cm" svg:x2="33.982cm" svg:y2="24.394cm">
              <text:p/>
            </draw:line>
            <draw:line draw:style-name="gr16" draw:text-style-name="P1" draw:layer="Detail" svg:x1="34.099cm" svg:y1="25.044cm" svg:x2="34.099cm" svg:y2="24.394cm">
              <text:p/>
            </draw:line>
            <draw:line draw:style-name="gr16" draw:text-style-name="P1" draw:layer="Detail" svg:x1="34.215cm" svg:y1="25.044cm" svg:x2="34.215cm" svg:y2="24.394cm">
              <text:p/>
            </draw:line>
            <draw:line draw:style-name="gr16" draw:text-style-name="P1" draw:layer="Detail" svg:x1="34.332cm" svg:y1="25.044cm" svg:x2="34.332cm" svg:y2="24.394cm">
              <text:p/>
            </draw:line>
            <draw:line draw:style-name="gr16" draw:text-style-name="P1" draw:layer="Detail" svg:x1="34.449cm" svg:y1="25.044cm" svg:x2="34.449cm" svg:y2="24.394cm">
              <text:p/>
            </draw:line>
            <draw:line draw:style-name="gr16" draw:text-style-name="P1" draw:layer="Detail" svg:x1="34.565cm" svg:y1="25.044cm" svg:x2="34.565cm" svg:y2="24.394cm">
              <text:p/>
            </draw:line>
            <draw:line draw:style-name="gr16" draw:text-style-name="P1" draw:layer="Detail" svg:x1="34.682cm" svg:y1="25.044cm" svg:x2="34.682cm" svg:y2="24.394cm">
              <text:p/>
            </draw:line>
            <draw:line draw:style-name="gr16" draw:text-style-name="P1" draw:layer="Detail" svg:x1="34.799cm" svg:y1="25.044cm" svg:x2="34.799cm" svg:y2="24.394cm">
              <text:p/>
            </draw:line>
            <draw:line draw:style-name="gr16" draw:text-style-name="P1" draw:layer="Detail" svg:x1="34.915cm" svg:y1="25.044cm" svg:x2="34.915cm" svg:y2="24.394cm">
              <text:p/>
            </draw:line>
            <draw:line draw:style-name="gr16" draw:text-style-name="P1" draw:layer="Detail" svg:x1="35.032cm" svg:y1="25.044cm" svg:x2="35.032cm" svg:y2="24.394cm">
              <text:p/>
            </draw:line>
            <draw:line draw:style-name="gr16" draw:text-style-name="P1" draw:layer="Detail" svg:x1="35.149cm" svg:y1="25.044cm" svg:x2="35.149cm" svg:y2="24.394cm">
              <text:p/>
            </draw:line>
            <draw:line draw:style-name="gr16" draw:text-style-name="P1" draw:layer="Detail" svg:x1="35.265cm" svg:y1="25.044cm" svg:x2="35.265cm" svg:y2="24.394cm">
              <text:p/>
            </draw:line>
            <draw:line draw:style-name="gr16" draw:text-style-name="P1" draw:layer="Detail" svg:x1="35.382cm" svg:y1="25.044cm" svg:x2="35.382cm" svg:y2="24.394cm">
              <text:p/>
            </draw:line>
            <draw:line draw:style-name="gr16" draw:text-style-name="P1" draw:layer="Detail" svg:x1="32.582cm" svg:y1="24.194cm" svg:x2="32.582cm" svg:y2="23.544cm">
              <text:p/>
            </draw:line>
          </draw:g>
          <draw:g>
            <draw:line draw:style-name="gr16" draw:text-style-name="P1" draw:layer="Detail" svg:x1="32.307cm" svg:y1="23.544cm" svg:x2="35.657cm" svg:y2="23.544cm">
              <text:p/>
            </draw:line>
            <draw:line draw:style-name="gr16" draw:text-style-name="P1" draw:layer="Detail" svg:x1="32.307cm" svg:y1="25.044cm" svg:x2="35.657cm" svg:y2="25.044cm">
              <text:p/>
            </draw:line>
          </draw:g>
          <draw:g>
            <draw:line draw:style-name="gr16" draw:text-style-name="P1" draw:layer="Detail" svg:x1="32.407cm" svg:y1="24.194cm" svg:x2="35.557cm" svg:y2="24.194cm">
              <text:p/>
            </draw:line>
            <draw:line draw:style-name="gr16" draw:text-style-name="P1" draw:layer="Detail" svg:x1="32.407cm" svg:y1="24.394cm" svg:x2="35.557cm" svg:y2="24.394cm">
              <text:p/>
            </draw:line>
            <draw:line draw:style-name="gr16" draw:text-style-name="P1" draw:layer="Detail" svg:x1="32.407cm" svg:y1="24.194cm" svg:x2="32.407cm" svg:y2="24.394cm">
              <text:p/>
            </draw:line>
            <draw:line draw:style-name="gr16" draw:text-style-name="P1" draw:layer="Detail" svg:x1="35.557cm" svg:y1="24.194cm" svg:x2="35.557cm" svg:y2="24.394cm">
              <text:p/>
            </draw:line>
          </draw:g>
        </draw:g>
        <draw:line draw:style-name="gr16" draw:text-style-name="P1" draw:layer="Detail" svg:x1="36.657cm" svg:y1="25.144cm" svg:x2="36.657cm" svg:y2="24.444cm">
          <text:p/>
        </draw:line>
        <draw:line draw:style-name="gr16" draw:text-style-name="P1" draw:layer="Detail" svg:x1="30.057cm" svg:y1="27.144cm" svg:x2="30.057cm" svg:y2="27.913cm">
          <text:p/>
        </draw:line>
        <draw:line draw:style-name="gr16" draw:text-style-name="P1" draw:layer="Detail" svg:x1="32.507cm" svg:y1="27.144cm" svg:x2="32.507cm" svg:y2="27.913cm">
          <text:p/>
        </draw:line>
        <draw:line draw:style-name="gr16" draw:text-style-name="P1" draw:layer="Detail" svg:x1="35.157cm" svg:y1="27.144cm" svg:x2="35.157cm" svg:y2="27.913cm">
          <text:p/>
        </draw:line>
        <draw:line draw:style-name="gr16" draw:text-style-name="P1" draw:layer="Detail" svg:x1="36.707cm" svg:y1="27.144cm" svg:x2="36.707cm" svg:y2="27.913cm">
          <text:p/>
        </draw:line>
        <draw:line draw:style-name="gr16" draw:text-style-name="P1" draw:layer="Detail" svg:x1="29.757cm" svg:y1="27.194cm" svg:x2="38.357cm" svg:y2="27.194cm">
          <text:p/>
        </draw:line>
        <draw:line draw:style-name="gr16" draw:text-style-name="P1" draw:layer="Detail" svg:x1="31.307cm" svg:y1="25.144cm" svg:x2="31.307cm" svg:y2="24.444cm">
          <text:p/>
        </draw:line>
        <draw:line draw:style-name="gr16" draw:text-style-name="P1" draw:layer="Detail" svg:x1="38.007cm" svg:y1="23.894cm" svg:x2="38.357cm" svg:y2="23.894cm">
          <text:p/>
        </draw:line>
        <draw:line draw:style-name="gr16" draw:text-style-name="P1" draw:layer="Detail" svg:x1="38.007cm" svg:y1="24.694cm" svg:x2="38.357cm" svg:y2="24.694cm">
          <text:p/>
        </draw:line>
        <draw:line draw:style-name="gr16" draw:text-style-name="P1" draw:layer="Detail" svg:x1="16.457cm" svg:y1="15.229cm" svg:x2="16.807cm" svg:y2="15.229cm">
          <text:p/>
        </draw:line>
        <draw:line draw:style-name="gr16" draw:text-style-name="P1" draw:layer="Detail" svg:x1="17.582cm" svg:y1="13.394cm" svg:x2="17.582cm" svg:y2="15.657cm">
          <text:p/>
        </draw:line>
        <draw:line draw:style-name="gr16" draw:text-style-name="P1" draw:layer="Detail" svg:x1="16.807cm" svg:y1="13.395cm" svg:x2="16.807cm" svg:y2="15.658cm">
          <text:p/>
        </draw:line>
        <draw:line draw:style-name="gr16" draw:text-style-name="P1" draw:layer="Detail" svg:x1="17.583cm" svg:y1="15.294cm" svg:x2="17.907cm" svg:y2="15.294cm">
          <text:p/>
        </draw:line>
        <draw:line draw:style-name="gr16" draw:text-style-name="P1" draw:layer="Detail" svg:x1="17.583cm" svg:y1="14.956cm" svg:x2="17.907cm" svg:y2="14.956cm">
          <text:p/>
        </draw:line>
        <draw:line draw:style-name="gr16" draw:text-style-name="P1" draw:layer="Detail" svg:x1="17.583cm" svg:y1="14.293cm" svg:x2="17.907cm" svg:y2="14.293cm">
          <text:p/>
        </draw:line>
        <draw:line draw:style-name="gr16" draw:text-style-name="P1" draw:layer="Detail" svg:x1="18.414cm" svg:y1="15.658cm" svg:x2="18.414cm" svg:y2="15.307cm">
          <text:p/>
        </draw:line>
        <draw:line draw:style-name="gr16" draw:text-style-name="P1" draw:layer="Detail" svg:x1="17.908cm" svg:y1="15.307cm" svg:x2="18.415cm" svg:y2="15.307cm">
          <text:p/>
        </draw:line>
        <draw:line draw:style-name="gr16" draw:text-style-name="P1" draw:layer="Detail" svg:x1="19.025cm" svg:y1="15.307cm" svg:x2="20.273cm" svg:y2="15.307cm">
          <text:p/>
        </draw:line>
        <draw:line draw:style-name="gr16" draw:text-style-name="P1" draw:layer="Detail" svg:x1="17.907cm" svg:y1="14.67cm" svg:x2="21.469cm" svg:y2="14.67cm">
          <text:p/>
        </draw:line>
        <draw:line draw:style-name="gr16" draw:text-style-name="P1" draw:layer="Detail" svg:x1="20.273cm" svg:y1="15.658cm" svg:x2="20.273cm" svg:y2="15.307cm">
          <text:p/>
        </draw:line>
        <draw:line draw:style-name="gr16" draw:text-style-name="P1" draw:layer="Detail" svg:x1="19.025cm" svg:y1="15.658cm" svg:x2="19.025cm" svg:y2="14.67cm">
          <text:p/>
        </draw:line>
        <draw:line draw:style-name="gr16" draw:text-style-name="P1" draw:layer="Detail" svg:x1="19.883cm" svg:y1="13.279cm" svg:x2="19.883cm" svg:y2="14.67cm">
          <text:p/>
        </draw:line>
        <draw:line draw:style-name="gr16" draw:text-style-name="P1" draw:layer="Detail" svg:x1="19.415cm" svg:y1="13.929cm" svg:x2="19.415cm" svg:y2="13.279cm">
          <text:p/>
        </draw:line>
        <draw:line draw:style-name="gr16" draw:text-style-name="P1" draw:layer="Detail" svg:x1="19.883cm" svg:y1="13.929cm" svg:x2="19.077cm" svg:y2="13.929cm">
          <text:p/>
        </draw:line>
        <draw:line draw:style-name="gr16" draw:text-style-name="P1" draw:layer="Detail" svg:x1="21.027cm" svg:y1="13.279cm" svg:x2="19.415cm" svg:y2="13.279cm">
          <text:p/>
        </draw:line>
        <draw:line draw:style-name="gr16" draw:text-style-name="P1" draw:layer="Detail" svg:x1="18.856cm" svg:y1="13.279cm" svg:x2="17.907cm" svg:y2="13.279cm">
          <text:p/>
        </draw:line>
        <draw:line draw:style-name="gr16" draw:text-style-name="P1" draw:layer="Detail" svg:x1="18.856cm" svg:y1="12.837cm" svg:x2="18.102cm" svg:y2="12.837cm">
          <text:p/>
        </draw:line>
        <draw:line draw:style-name="gr16" draw:text-style-name="P1" draw:layer="Detail" svg:x1="18.856cm" svg:y1="12.382cm" svg:x2="18.102cm" svg:y2="12.382cm">
          <text:p/>
        </draw:line>
        <draw:line draw:style-name="gr16" draw:text-style-name="P1" draw:layer="Detail" svg:x1="18.102cm" svg:y1="11.472cm" svg:x2="19.415cm" svg:y2="11.472cm">
          <text:p/>
        </draw:line>
        <draw:line draw:style-name="gr16" draw:text-style-name="P1" draw:layer="Detail" svg:x1="20.207cm" svg:y1="11.953cm" svg:x2="18.102cm" svg:y2="11.953cm">
          <text:p/>
        </draw:line>
        <draw:line draw:style-name="gr16" draw:text-style-name="P1" draw:layer="Detail" svg:x1="18.102cm" svg:y1="11.473cm" svg:x2="18.102cm" svg:y2="13.28cm">
          <text:p/>
        </draw:line>
        <draw:line draw:style-name="gr16" draw:text-style-name="P1" draw:layer="Detail" svg:x1="21.027cm" svg:y1="12.837cm" svg:x2="19.415cm" svg:y2="12.837cm">
          <text:p/>
        </draw:line>
        <draw:line draw:style-name="gr16" draw:text-style-name="P1" draw:layer="Detail" svg:x1="21.027cm" svg:y1="12.382cm" svg:x2="19.415cm" svg:y2="12.382cm">
          <text:p/>
        </draw:line>
        <draw:line draw:style-name="gr16" draw:text-style-name="P1" draw:layer="Detail" svg:x1="18.856cm" svg:y1="11.953cm" svg:x2="18.856cm" svg:y2="13.279cm">
          <text:p/>
        </draw:line>
        <draw:line draw:style-name="gr16" draw:text-style-name="P1" draw:layer="Detail" svg:x1="19.415cm" svg:y1="11.282cm" svg:x2="19.415cm" svg:y2="13.279cm">
          <text:p/>
        </draw:line>
        <draw:line draw:style-name="gr16" draw:text-style-name="P1" draw:layer="Detail" svg:x1="21.469cm" svg:y1="13.838cm" svg:x2="21.469cm" svg:y2="15.658cm">
          <text:p/>
        </draw:line>
        <draw:line draw:style-name="gr16" draw:text-style-name="P1" draw:layer="Detail" svg:x1="21.469cm" svg:y1="15.489cm" svg:x2="21.079cm" svg:y2="15.489cm">
          <text:p/>
        </draw:line>
        <draw:line draw:style-name="gr16" draw:text-style-name="P1" draw:layer="Detail" svg:x1="21.079cm" svg:y1="15.659cm" svg:x2="21.079cm" svg:y2="15.49cm">
          <text:p/>
        </draw:line>
        <draw:line draw:style-name="gr16" draw:text-style-name="P1" draw:layer="Detail" svg:x1="22.821cm" svg:y1="15.657cm" svg:x2="22.821cm" svg:y2="14.394cm">
          <text:p/>
        </draw:line>
        <draw:line draw:style-name="gr16" draw:text-style-name="P1" draw:layer="Detail" svg:x1="22.34cm" svg:y1="15.658cm" svg:x2="22.34cm" svg:y2="15.411cm">
          <text:p/>
        </draw:line>
        <draw:line draw:style-name="gr16" draw:text-style-name="P1" draw:layer="Detail" svg:x1="22.822cm" svg:y1="15.41cm" svg:x2="22.341cm" svg:y2="15.41cm">
          <text:p/>
        </draw:line>
        <draw:line draw:style-name="gr16" draw:text-style-name="P1" draw:layer="Detail" svg:x1="22.822cm" svg:y1="14.394cm" svg:x2="21.469cm" svg:y2="14.394cm">
          <text:p/>
        </draw:line>
        <draw:line draw:style-name="gr16" draw:text-style-name="P1" draw:layer="Detail" svg:x1="22.366cm" svg:y1="11.901cm" svg:x2="22.366cm" svg:y2="14.394cm">
          <text:p/>
        </draw:line>
        <draw:line draw:style-name="gr16" draw:text-style-name="P1" draw:layer="Detail" svg:x1="22.587cm" svg:y1="12.044cm" svg:x2="22.587cm" svg:y2="14.394cm">
          <text:p/>
        </draw:line>
        <draw:line draw:style-name="gr16" draw:text-style-name="P1" draw:layer="Detail" svg:x1="22.496cm" svg:y1="11.901cm" svg:x2="20.78cm" svg:y2="11.901cm">
          <text:p/>
        </draw:line>
        <draw:line draw:style-name="gr16" draw:text-style-name="P1" draw:layer="Detail" svg:x1="22.496cm" svg:y1="11.902cm" svg:x2="22.496cm" svg:y2="12.045cm">
          <text:p/>
        </draw:line>
        <draw:line draw:style-name="gr16" draw:text-style-name="P1" draw:layer="Detail" svg:x1="22.366cm" svg:y1="13.279cm" svg:x2="21.612cm" svg:y2="13.279cm">
          <text:p/>
        </draw:line>
        <draw:line draw:style-name="gr16" draw:text-style-name="P1" draw:layer="Detail" svg:x1="22.366cm" svg:y1="12.837cm" svg:x2="21.612cm" svg:y2="12.837cm">
          <text:p/>
        </draw:line>
        <draw:line draw:style-name="gr16" draw:text-style-name="P1" draw:layer="Detail" svg:x1="22.366cm" svg:y1="12.382cm" svg:x2="21.612cm" svg:y2="12.382cm">
          <text:p/>
        </draw:line>
        <draw:line draw:style-name="gr16" draw:text-style-name="P1" draw:layer="Detail" svg:x1="21.612cm" svg:y1="11.901cm" svg:x2="21.612cm" svg:y2="13.279cm">
          <text:p/>
        </draw:line>
        <draw:line draw:style-name="gr16" draw:text-style-name="P1" draw:layer="Detail" svg:x1="21.027cm" svg:y1="11.901cm" svg:x2="21.027cm" svg:y2="13.279cm">
          <text:p/>
        </draw:line>
        <draw:line draw:style-name="gr16" draw:text-style-name="P1" draw:layer="Detail" svg:x1="20.78cm" svg:y1="11.902cm" svg:x2="20.78cm" svg:y2="11.282cm">
          <text:p/>
        </draw:line>
        <draw:line draw:style-name="gr16" draw:text-style-name="P1" draw:layer="Detail" svg:x1="21.469cm" svg:y1="13.838cm" svg:x2="20.975cm" svg:y2="13.838cm">
          <text:p/>
        </draw:line>
        <draw:line draw:style-name="gr16" draw:text-style-name="P1" draw:layer="Detail" svg:x1="22.366cm" svg:y1="13.656cm" svg:x2="22.054cm" svg:y2="13.656cm">
          <text:p/>
        </draw:line>
        <draw:line draw:style-name="gr16" draw:text-style-name="P1" draw:layer="Detail" svg:x1="22.366cm" svg:y1="14.033cm" svg:x2="22.054cm" svg:y2="14.033cm">
          <text:p/>
        </draw:line>
        <draw:line draw:style-name="gr16" draw:text-style-name="P1" draw:layer="Detail" svg:x1="23.007cm" svg:y1="13.084cm" svg:x2="22.587cm" svg:y2="13.084cm">
          <text:p/>
        </draw:line>
        <draw:line draw:style-name="gr16" draw:text-style-name="P1" draw:layer="Detail" svg:x1="23.007cm" svg:y1="12.473cm" svg:x2="22.587cm" svg:y2="12.473cm">
          <text:p/>
        </draw:line>
        <draw:line draw:style-name="gr16" draw:text-style-name="P1" draw:layer="Detail" svg:x1="23.928cm" svg:y1="11.282cm" svg:x2="23.928cm" svg:y2="12.044cm">
          <text:p/>
        </draw:line>
        <draw:line draw:style-name="gr16" draw:text-style-name="P1" draw:layer="Detail" svg:x1="30.166cm" svg:y1="21.703cm" svg:x2="29.75cm" svg:y2="21.703cm">
          <text:p/>
        </draw:line>
        <draw:line draw:style-name="gr16" draw:text-style-name="P1" draw:layer="Detail" svg:x1="29.75cm" svg:y1="20.989cm" svg:x2="29.75cm" svg:y2="21.704cm">
          <text:p/>
        </draw:line>
        <draw:line draw:style-name="gr16" draw:text-style-name="P1" draw:layer="Detail" svg:x1="32.636cm" svg:y1="20.989cm" svg:x2="32.636cm" svg:y2="21.704cm">
          <text:p/>
        </draw:line>
        <draw:line draw:style-name="gr16" draw:text-style-name="P1" draw:layer="Detail" svg:x1="31.583cm" svg:y1="21.703cm" svg:x2="30.803cm" svg:y2="21.703cm">
          <text:p/>
        </draw:line>
        <draw:line draw:style-name="gr16" draw:text-style-name="P1" draw:layer="Detail" svg:x1="33.026cm" svg:y1="21.703cm" svg:x2="32.246cm" svg:y2="21.703cm">
          <text:p/>
        </draw:line>
        <draw:line draw:style-name="gr16" draw:text-style-name="P1" draw:layer="Detail" svg:x1="31.219cm" svg:y1="20.611cm" svg:x2="31.219cm" svg:y2="21.704cm">
          <text:p/>
        </draw:line>
        <draw:line draw:style-name="gr16" draw:text-style-name="P1" draw:layer="Detail" svg:x1="35.483cm" svg:y1="20.989cm" svg:x2="35.483cm" svg:y2="21.704cm">
          <text:p/>
        </draw:line>
        <draw:line draw:style-name="gr16" draw:text-style-name="P1" draw:layer="Detail" svg:x1="34.469cm" svg:y1="21.703cm" svg:x2="33.689cm" svg:y2="21.703cm">
          <text:p/>
        </draw:line>
        <draw:line draw:style-name="gr16" draw:text-style-name="P1" draw:layer="Detail" svg:x1="35.912cm" svg:y1="21.703cm" svg:x2="35.132cm" svg:y2="21.703cm">
          <text:p/>
        </draw:line>
        <draw:line draw:style-name="gr16" draw:text-style-name="P1" draw:layer="Detail" svg:x1="34.053cm" svg:y1="20.611cm" svg:x2="34.053cm" svg:y2="21.704cm">
          <text:p/>
        </draw:line>
        <draw:line draw:style-name="gr16" draw:text-style-name="P1" draw:layer="Detail" svg:x1="37.303cm" svg:y1="21.703cm" svg:x2="36.523cm" svg:y2="21.703cm">
          <text:p/>
        </draw:line>
        <draw:line draw:style-name="gr16" draw:text-style-name="P1" draw:layer="Detail" svg:x1="36.913cm" svg:y1="20.611cm" svg:x2="36.913cm" svg:y2="21.704cm">
          <text:p/>
        </draw:line>
        <draw:line draw:style-name="gr16" draw:text-style-name="P1" draw:layer="Detail" svg:x1="38.382cm" svg:y1="21.704cm" svg:x2="37.966cm" svg:y2="21.704cm">
          <text:p/>
        </draw:line>
        <draw:line draw:style-name="gr16" draw:text-style-name="P1" draw:layer="Detail" svg:x1="38.382cm" svg:y1="20.99cm" svg:x2="38.382cm" svg:y2="21.705cm">
          <text:p/>
        </draw:line>
        <draw:g>
          <draw:line draw:style-name="gr16" draw:text-style-name="P1" draw:layer="Detail" svg:x1="29.997cm" svg:y1="20.52cm" svg:x2="29.997cm" svg:y2="21.547cm">
            <text:p/>
          </draw:line>
          <draw:line draw:style-name="gr16" draw:text-style-name="P1" draw:layer="Detail" svg:x1="30.985cm" svg:y1="20.52cm" svg:x2="29.997cm" svg:y2="20.52cm">
            <text:p/>
          </draw:line>
          <draw:line draw:style-name="gr16" draw:text-style-name="P1" draw:layer="Detail" svg:x1="30.985cm" svg:y1="20.521cm" svg:x2="30.985cm" svg:y2="21.548cm">
            <text:p/>
          </draw:line>
          <draw:line draw:style-name="gr16" draw:text-style-name="P1" draw:layer="Detail" svg:x1="30.985cm" svg:y1="20.52cm" svg:x2="29.997cm" svg:y2="21.547cm">
            <text:p/>
          </draw:line>
          <draw:line draw:style-name="gr16" draw:text-style-name="P1" draw:layer="Detail" svg:x1="30.985cm" svg:y1="21.547cm" svg:x2="29.997cm" svg:y2="21.547cm">
            <text:p/>
          </draw:line>
          <draw:line draw:style-name="gr16" draw:text-style-name="P1" draw:layer="Detail" svg:x1="30.985cm" svg:y1="21.547cm" svg:x2="29.997cm" svg:y2="20.52cm">
            <text:p/>
          </draw:line>
        </draw:g>
        <draw:g>
          <draw:line draw:style-name="gr16" draw:text-style-name="P1" draw:layer="Detail" svg:x1="31.44cm" svg:y1="20.52cm" svg:x2="31.44cm" svg:y2="21.547cm">
            <text:p/>
          </draw:line>
          <draw:line draw:style-name="gr16" draw:text-style-name="P1" draw:layer="Detail" svg:x1="32.428cm" svg:y1="20.52cm" svg:x2="31.44cm" svg:y2="20.52cm">
            <text:p/>
          </draw:line>
          <draw:line draw:style-name="gr16" draw:text-style-name="P1" draw:layer="Detail" svg:x1="32.428cm" svg:y1="20.521cm" svg:x2="32.428cm" svg:y2="21.548cm">
            <text:p/>
          </draw:line>
          <draw:line draw:style-name="gr16" draw:text-style-name="P1" draw:layer="Detail" svg:x1="32.428cm" svg:y1="20.52cm" svg:x2="31.44cm" svg:y2="21.547cm">
            <text:p/>
          </draw:line>
          <draw:line draw:style-name="gr16" draw:text-style-name="P1" draw:layer="Detail" svg:x1="32.428cm" svg:y1="21.547cm" svg:x2="31.44cm" svg:y2="21.547cm">
            <text:p/>
          </draw:line>
          <draw:line draw:style-name="gr16" draw:text-style-name="P1" draw:layer="Detail" svg:x1="32.428cm" svg:y1="21.547cm" svg:x2="31.44cm" svg:y2="20.52cm">
            <text:p/>
          </draw:line>
        </draw:g>
        <draw:g>
          <draw:line draw:style-name="gr16" draw:text-style-name="P1" draw:layer="Detail" svg:x1="32.857cm" svg:y1="20.52cm" svg:x2="32.857cm" svg:y2="21.547cm">
            <text:p/>
          </draw:line>
          <draw:line draw:style-name="gr16" draw:text-style-name="P1" draw:layer="Detail" svg:x1="33.845cm" svg:y1="20.52cm" svg:x2="32.857cm" svg:y2="20.52cm">
            <text:p/>
          </draw:line>
          <draw:line draw:style-name="gr16" draw:text-style-name="P1" draw:layer="Detail" svg:x1="33.845cm" svg:y1="20.521cm" svg:x2="33.845cm" svg:y2="21.548cm">
            <text:p/>
          </draw:line>
          <draw:line draw:style-name="gr16" draw:text-style-name="P1" draw:layer="Detail" svg:x1="33.845cm" svg:y1="20.52cm" svg:x2="32.857cm" svg:y2="21.547cm">
            <text:p/>
          </draw:line>
          <draw:line draw:style-name="gr16" draw:text-style-name="P1" draw:layer="Detail" svg:x1="33.845cm" svg:y1="21.547cm" svg:x2="32.857cm" svg:y2="21.547cm">
            <text:p/>
          </draw:line>
          <draw:line draw:style-name="gr16" draw:text-style-name="P1" draw:layer="Detail" svg:x1="33.845cm" svg:y1="21.547cm" svg:x2="32.857cm" svg:y2="20.52cm">
            <text:p/>
          </draw:line>
        </draw:g>
        <draw:g>
          <draw:line draw:style-name="gr16" draw:text-style-name="P1" draw:layer="Detail" svg:x1="34.287cm" svg:y1="20.52cm" svg:x2="34.287cm" svg:y2="21.547cm">
            <text:p/>
          </draw:line>
          <draw:line draw:style-name="gr16" draw:text-style-name="P1" draw:layer="Detail" svg:x1="35.275cm" svg:y1="20.52cm" svg:x2="34.287cm" svg:y2="20.52cm">
            <text:p/>
          </draw:line>
          <draw:line draw:style-name="gr16" draw:text-style-name="P1" draw:layer="Detail" svg:x1="35.275cm" svg:y1="20.521cm" svg:x2="35.275cm" svg:y2="21.548cm">
            <text:p/>
          </draw:line>
          <draw:line draw:style-name="gr16" draw:text-style-name="P1" draw:layer="Detail" svg:x1="35.275cm" svg:y1="20.52cm" svg:x2="34.287cm" svg:y2="21.547cm">
            <text:p/>
          </draw:line>
          <draw:line draw:style-name="gr16" draw:text-style-name="P1" draw:layer="Detail" svg:x1="35.275cm" svg:y1="21.547cm" svg:x2="34.287cm" svg:y2="21.547cm">
            <text:p/>
          </draw:line>
          <draw:line draw:style-name="gr16" draw:text-style-name="P1" draw:layer="Detail" svg:x1="35.275cm" svg:y1="21.547cm" svg:x2="34.287cm" svg:y2="20.52cm">
            <text:p/>
          </draw:line>
        </draw:g>
        <draw:g>
          <draw:line draw:style-name="gr16" draw:text-style-name="P1" draw:layer="Detail" svg:x1="35.704cm" svg:y1="20.52cm" svg:x2="35.704cm" svg:y2="21.547cm">
            <text:p/>
          </draw:line>
          <draw:line draw:style-name="gr16" draw:text-style-name="P1" draw:layer="Detail" svg:x1="36.692cm" svg:y1="20.52cm" svg:x2="35.704cm" svg:y2="20.52cm">
            <text:p/>
          </draw:line>
          <draw:line draw:style-name="gr16" draw:text-style-name="P1" draw:layer="Detail" svg:x1="36.692cm" svg:y1="20.521cm" svg:x2="36.692cm" svg:y2="21.548cm">
            <text:p/>
          </draw:line>
          <draw:line draw:style-name="gr16" draw:text-style-name="P1" draw:layer="Detail" svg:x1="36.692cm" svg:y1="20.52cm" svg:x2="35.704cm" svg:y2="21.547cm">
            <text:p/>
          </draw:line>
          <draw:line draw:style-name="gr16" draw:text-style-name="P1" draw:layer="Detail" svg:x1="36.692cm" svg:y1="21.547cm" svg:x2="35.704cm" svg:y2="21.547cm">
            <text:p/>
          </draw:line>
          <draw:line draw:style-name="gr16" draw:text-style-name="P1" draw:layer="Detail" svg:x1="36.692cm" svg:y1="21.547cm" svg:x2="35.704cm" svg:y2="20.52cm">
            <text:p/>
          </draw:line>
        </draw:g>
        <draw:g>
          <draw:line draw:style-name="gr16" draw:text-style-name="P1" draw:layer="Detail" svg:x1="37.134cm" svg:y1="20.52cm" svg:x2="37.134cm" svg:y2="21.547cm">
            <text:p/>
          </draw:line>
          <draw:line draw:style-name="gr16" draw:text-style-name="P1" draw:layer="Detail" svg:x1="38.122cm" svg:y1="20.52cm" svg:x2="37.134cm" svg:y2="20.52cm">
            <text:p/>
          </draw:line>
          <draw:line draw:style-name="gr16" draw:text-style-name="P1" draw:layer="Detail" svg:x1="38.122cm" svg:y1="20.521cm" svg:x2="38.122cm" svg:y2="21.548cm">
            <text:p/>
          </draw:line>
          <draw:line draw:style-name="gr16" draw:text-style-name="P1" draw:layer="Detail" svg:x1="38.122cm" svg:y1="20.52cm" svg:x2="37.134cm" svg:y2="21.547cm">
            <text:p/>
          </draw:line>
          <draw:line draw:style-name="gr16" draw:text-style-name="P1" draw:layer="Detail" svg:x1="38.122cm" svg:y1="21.547cm" svg:x2="37.134cm" svg:y2="21.547cm">
            <text:p/>
          </draw:line>
          <draw:line draw:style-name="gr16" draw:text-style-name="P1" draw:layer="Detail" svg:x1="38.122cm" svg:y1="21.547cm" svg:x2="37.134cm" svg:y2="20.52cm">
            <text:p/>
          </draw:line>
        </draw:g>
        <draw:line draw:style-name="gr17" draw:text-style-name="P1" draw:layer="Detail" svg:x1="30.187cm" svg:y1="15.654cm" svg:x2="34.287cm" svg:y2="15.654cm">
          <text:p/>
        </draw:line>
        <draw:line draw:style-name="gr17" draw:text-style-name="P1" draw:layer="Detail" svg:x1="34.287cm" svg:y1="14.154cm" svg:x2="34.287cm" svg:y2="15.654cm">
          <text:p/>
        </draw:line>
        <draw:line draw:style-name="gr17" draw:text-style-name="P1" draw:layer="Detail" svg:x1="30.187cm" svg:y1="14.154cm" svg:x2="30.187cm" svg:y2="15.654cm">
          <text:p/>
        </draw:line>
        <draw:line draw:style-name="gr17" draw:text-style-name="P1" draw:layer="Detail" svg:x1="32.137cm" svg:y1="14.154cm" svg:x2="32.137cm" svg:y2="15.654cm">
          <text:p/>
        </draw:line>
        <draw:line draw:style-name="gr17" draw:text-style-name="P1" draw:layer="Detail" svg:x1="32.337cm" svg:y1="14.154cm" svg:x2="32.337cm" svg:y2="15.654cm">
          <text:p/>
        </draw:line>
        <draw:line draw:style-name="gr17" draw:text-style-name="P1" draw:layer="Detail" svg:x1="30.187cm" svg:y1="14.154cm" svg:x2="34.287cm" svg:y2="14.154cm">
          <text:p/>
        </draw:line>
        <draw:line draw:style-name="gr17" draw:text-style-name="P1" draw:layer="Detail" svg:x1="41.85cm" svg:y1="14.046cm" svg:x2="41.85cm" svg:y2="15.6cm">
          <text:p/>
        </draw:line>
        <draw:g>
          <draw:g>
            <draw:line draw:style-name="gr16" draw:text-style-name="P1" draw:layer="Detail" svg:x1="16.737cm" svg:y1="12.204cm" svg:x2="16.737cm" svg:y2="13.253cm">
              <text:p/>
            </draw:line>
            <draw:line draw:style-name="gr16" draw:text-style-name="P1" draw:layer="Detail" svg:x1="17.687cm" svg:y1="12.204cm" svg:x2="16.737cm" svg:y2="12.204cm">
              <text:p/>
            </draw:line>
            <draw:line draw:style-name="gr16" draw:text-style-name="P1" draw:layer="Detail" svg:x1="17.687cm" svg:y1="12.205cm" svg:x2="17.687cm" svg:y2="13.254cm">
              <text:p/>
            </draw:line>
            <draw:line draw:style-name="gr16" draw:text-style-name="P1" draw:layer="Detail" svg:x1="17.687cm" svg:y1="12.204cm" svg:x2="16.737cm" svg:y2="13.253cm">
              <text:p/>
            </draw:line>
            <draw:line draw:style-name="gr16" draw:text-style-name="P1" draw:layer="Detail" svg:x1="17.687cm" svg:y1="13.253cm" svg:x2="16.737cm" svg:y2="13.253cm">
              <text:p/>
            </draw:line>
            <draw:line draw:style-name="gr16" draw:text-style-name="P1" draw:layer="Detail" svg:x1="17.687cm" svg:y1="13.253cm" svg:x2="16.737cm" svg:y2="12.204cm">
              <text:p/>
            </draw:line>
          </draw:g>
          <draw:g>
            <draw:line draw:style-name="gr16" draw:text-style-name="P1" draw:layer="Detail" svg:x1="16.862cm" svg:y1="13.247cm" svg:x2="16.862cm" svg:y2="13.354cm">
              <text:p/>
            </draw:line>
            <draw:line draw:style-name="gr16" draw:text-style-name="P1" draw:layer="Detail" svg:x1="17.562cm" svg:y1="13.247cm" svg:x2="17.562cm" svg:y2="13.354cm">
              <text:p/>
            </draw:line>
          </draw:g>
        </draw:g>
        <draw:g>
          <draw:line draw:style-name="gr16" draw:text-style-name="P1" draw:layer="Detail" svg:x1="23.147cm" svg:y1="12.747cm" svg:x2="23.147cm" svg:y2="14.554cm">
            <text:p/>
          </draw:line>
          <draw:line draw:style-name="gr16" draw:text-style-name="P1" draw:layer="Detail" svg:x1="24.597cm" svg:y1="12.747cm" svg:x2="24.597cm" svg:y2="14.554cm">
            <text:p/>
          </draw:line>
          <draw:line draw:style-name="gr16" draw:text-style-name="P1" draw:layer="Detail" svg:x1="24.597cm" svg:y1="12.914cm" svg:x2="23.927cm" svg:y2="12.914cm">
            <text:p/>
          </draw:line>
          <draw:g>
            <draw:line draw:style-name="gr16" draw:text-style-name="P1" draw:layer="Detail" svg:x1="23.807cm" svg:y1="12.914cm" svg:x2="23.807cm" svg:y2="14.264cm">
              <text:p/>
            </draw:line>
            <draw:line draw:style-name="gr16" draw:text-style-name="P1" draw:layer="Detail" svg:x1="23.927cm" svg:y1="12.914cm" svg:x2="23.927cm" svg:y2="14.264cm">
              <text:p/>
            </draw:line>
            <draw:line draw:style-name="gr16" draw:text-style-name="P1" draw:layer="Detail" svg:x1="23.927cm" svg:y1="12.914cm" svg:x2="23.807cm" svg:y2="12.914cm">
              <text:p/>
            </draw:line>
            <draw:line draw:style-name="gr16" draw:text-style-name="P1" draw:layer="Detail" svg:x1="23.927cm" svg:y1="14.264cm" svg:x2="23.807cm" svg:y2="14.264cm">
              <text:p/>
            </draw:line>
          </draw:g>
          <draw:line draw:style-name="gr16" draw:text-style-name="P1" draw:layer="Detail" svg:x1="24.597cm" svg:y1="13.037cm" svg:x2="23.927cm" svg:y2="13.037cm">
            <text:p/>
          </draw:line>
          <draw:line draw:style-name="gr16" draw:text-style-name="P1" draw:layer="Detail" svg:x1="24.597cm" svg:y1="13.159cm" svg:x2="23.927cm" svg:y2="13.159cm">
            <text:p/>
          </draw:line>
          <draw:line draw:style-name="gr16" draw:text-style-name="P1" draw:layer="Detail" svg:x1="24.597cm" svg:y1="13.282cm" svg:x2="23.927cm" svg:y2="13.282cm">
            <text:p/>
          </draw:line>
          <draw:line draw:style-name="gr16" draw:text-style-name="P1" draw:layer="Detail" svg:x1="24.597cm" svg:y1="13.405cm" svg:x2="23.927cm" svg:y2="13.405cm">
            <text:p/>
          </draw:line>
          <draw:line draw:style-name="gr16" draw:text-style-name="P1" draw:layer="Detail" svg:x1="24.597cm" svg:y1="13.528cm" svg:x2="23.927cm" svg:y2="13.528cm">
            <text:p/>
          </draw:line>
          <draw:line draw:style-name="gr16" draw:text-style-name="P1" draw:layer="Detail" svg:x1="24.597cm" svg:y1="13.65cm" svg:x2="23.927cm" svg:y2="13.65cm">
            <text:p/>
          </draw:line>
          <draw:line draw:style-name="gr16" draw:text-style-name="P1" draw:layer="Detail" svg:x1="24.597cm" svg:y1="13.773cm" svg:x2="23.927cm" svg:y2="13.773cm">
            <text:p/>
          </draw:line>
          <draw:line draw:style-name="gr16" draw:text-style-name="P1" draw:layer="Detail" svg:x1="24.597cm" svg:y1="13.896cm" svg:x2="23.927cm" svg:y2="13.896cm">
            <text:p/>
          </draw:line>
          <draw:line draw:style-name="gr16" draw:text-style-name="P1" draw:layer="Detail" svg:x1="24.597cm" svg:y1="14.019cm" svg:x2="23.927cm" svg:y2="14.019cm">
            <text:p/>
          </draw:line>
          <draw:line draw:style-name="gr16" draw:text-style-name="P1" draw:layer="Detail" svg:x1="24.597cm" svg:y1="14.141cm" svg:x2="23.927cm" svg:y2="14.141cm">
            <text:p/>
          </draw:line>
          <draw:line draw:style-name="gr16" draw:text-style-name="P1" draw:layer="Detail" svg:x1="23.817cm" svg:y1="13.037cm" svg:x2="23.147cm" svg:y2="13.037cm">
            <text:p/>
          </draw:line>
          <draw:line draw:style-name="gr16" draw:text-style-name="P1" draw:layer="Detail" svg:x1="23.817cm" svg:y1="13.159cm" svg:x2="23.147cm" svg:y2="13.159cm">
            <text:p/>
          </draw:line>
          <draw:line draw:style-name="gr16" draw:text-style-name="P1" draw:layer="Detail" svg:x1="23.817cm" svg:y1="13.282cm" svg:x2="23.147cm" svg:y2="13.282cm">
            <text:p/>
          </draw:line>
          <draw:line draw:style-name="gr16" draw:text-style-name="P1" draw:layer="Detail" svg:x1="23.817cm" svg:y1="13.405cm" svg:x2="23.147cm" svg:y2="13.405cm">
            <text:p/>
          </draw:line>
          <draw:line draw:style-name="gr16" draw:text-style-name="P1" draw:layer="Detail" svg:x1="23.817cm" svg:y1="13.528cm" svg:x2="23.147cm" svg:y2="13.528cm">
            <text:p/>
          </draw:line>
          <draw:line draw:style-name="gr16" draw:text-style-name="P1" draw:layer="Detail" svg:x1="23.817cm" svg:y1="13.65cm" svg:x2="23.147cm" svg:y2="13.65cm">
            <text:p/>
          </draw:line>
          <draw:line draw:style-name="gr16" draw:text-style-name="P1" draw:layer="Detail" svg:x1="23.817cm" svg:y1="13.773cm" svg:x2="23.147cm" svg:y2="13.773cm">
            <text:p/>
          </draw:line>
          <draw:line draw:style-name="gr16" draw:text-style-name="P1" draw:layer="Detail" svg:x1="23.817cm" svg:y1="13.896cm" svg:x2="23.147cm" svg:y2="13.896cm">
            <text:p/>
          </draw:line>
          <draw:line draw:style-name="gr16" draw:text-style-name="P1" draw:layer="Detail" svg:x1="23.817cm" svg:y1="14.019cm" svg:x2="23.147cm" svg:y2="14.019cm">
            <text:p/>
          </draw:line>
          <draw:line draw:style-name="gr16" draw:text-style-name="P1" draw:layer="Detail" svg:x1="23.817cm" svg:y1="14.264cm" svg:x2="23.147cm" svg:y2="14.264cm">
            <text:p/>
          </draw:line>
          <draw:line draw:style-name="gr16" draw:text-style-name="P1" draw:layer="Detail" svg:x1="23.817cm" svg:y1="14.141cm" svg:x2="23.147cm" svg:y2="14.141cm">
            <text:p/>
          </draw:line>
        </draw:g>
        <draw:g>
          <draw:line draw:style-name="gr16" draw:text-style-name="P1" draw:layer="Detail" svg:x1="14.867cm" svg:y1="12.747cm" svg:x2="14.867cm" svg:y2="14.554cm">
            <text:p/>
          </draw:line>
          <draw:line draw:style-name="gr16" draw:text-style-name="P1" draw:layer="Detail" svg:x1="16.317cm" svg:y1="12.747cm" svg:x2="16.317cm" svg:y2="14.554cm">
            <text:p/>
          </draw:line>
          <draw:line draw:style-name="gr16" draw:text-style-name="P1" draw:layer="Detail" svg:x1="16.317cm" svg:y1="12.914cm" svg:x2="15.647cm" svg:y2="12.914cm">
            <text:p/>
          </draw:line>
          <draw:g>
            <draw:line draw:style-name="gr16" draw:text-style-name="P1" draw:layer="Detail" svg:x1="15.527cm" svg:y1="12.914cm" svg:x2="15.527cm" svg:y2="14.264cm">
              <text:p/>
            </draw:line>
            <draw:line draw:style-name="gr16" draw:text-style-name="P1" draw:layer="Detail" svg:x1="15.647cm" svg:y1="12.914cm" svg:x2="15.647cm" svg:y2="14.264cm">
              <text:p/>
            </draw:line>
            <draw:line draw:style-name="gr16" draw:text-style-name="P1" draw:layer="Detail" svg:x1="15.647cm" svg:y1="12.914cm" svg:x2="15.527cm" svg:y2="12.914cm">
              <text:p/>
            </draw:line>
            <draw:line draw:style-name="gr16" draw:text-style-name="P1" draw:layer="Detail" svg:x1="15.647cm" svg:y1="14.264cm" svg:x2="15.527cm" svg:y2="14.264cm">
              <text:p/>
            </draw:line>
          </draw:g>
          <draw:line draw:style-name="gr16" draw:text-style-name="P1" draw:layer="Detail" svg:x1="16.317cm" svg:y1="13.037cm" svg:x2="15.647cm" svg:y2="13.037cm">
            <text:p/>
          </draw:line>
          <draw:line draw:style-name="gr16" draw:text-style-name="P1" draw:layer="Detail" svg:x1="16.317cm" svg:y1="13.159cm" svg:x2="15.647cm" svg:y2="13.159cm">
            <text:p/>
          </draw:line>
          <draw:line draw:style-name="gr16" draw:text-style-name="P1" draw:layer="Detail" svg:x1="16.317cm" svg:y1="13.282cm" svg:x2="15.647cm" svg:y2="13.282cm">
            <text:p/>
          </draw:line>
          <draw:line draw:style-name="gr16" draw:text-style-name="P1" draw:layer="Detail" svg:x1="16.317cm" svg:y1="13.405cm" svg:x2="15.647cm" svg:y2="13.405cm">
            <text:p/>
          </draw:line>
          <draw:line draw:style-name="gr16" draw:text-style-name="P1" draw:layer="Detail" svg:x1="16.317cm" svg:y1="13.528cm" svg:x2="15.647cm" svg:y2="13.528cm">
            <text:p/>
          </draw:line>
          <draw:line draw:style-name="gr16" draw:text-style-name="P1" draw:layer="Detail" svg:x1="16.317cm" svg:y1="13.65cm" svg:x2="15.647cm" svg:y2="13.65cm">
            <text:p/>
          </draw:line>
          <draw:line draw:style-name="gr16" draw:text-style-name="P1" draw:layer="Detail" svg:x1="16.317cm" svg:y1="13.773cm" svg:x2="15.647cm" svg:y2="13.773cm">
            <text:p/>
          </draw:line>
          <draw:line draw:style-name="gr16" draw:text-style-name="P1" draw:layer="Detail" svg:x1="16.317cm" svg:y1="13.896cm" svg:x2="15.647cm" svg:y2="13.896cm">
            <text:p/>
          </draw:line>
          <draw:line draw:style-name="gr16" draw:text-style-name="P1" draw:layer="Detail" svg:x1="16.317cm" svg:y1="14.019cm" svg:x2="15.647cm" svg:y2="14.019cm">
            <text:p/>
          </draw:line>
          <draw:line draw:style-name="gr16" draw:text-style-name="P1" draw:layer="Detail" svg:x1="16.317cm" svg:y1="14.141cm" svg:x2="15.647cm" svg:y2="14.141cm">
            <text:p/>
          </draw:line>
          <draw:line draw:style-name="gr16" draw:text-style-name="P1" draw:layer="Detail" svg:x1="15.537cm" svg:y1="13.037cm" svg:x2="14.867cm" svg:y2="13.037cm">
            <text:p/>
          </draw:line>
          <draw:line draw:style-name="gr16" draw:text-style-name="P1" draw:layer="Detail" svg:x1="15.537cm" svg:y1="13.159cm" svg:x2="14.867cm" svg:y2="13.159cm">
            <text:p/>
          </draw:line>
          <draw:line draw:style-name="gr16" draw:text-style-name="P1" draw:layer="Detail" svg:x1="15.537cm" svg:y1="13.282cm" svg:x2="14.867cm" svg:y2="13.282cm">
            <text:p/>
          </draw:line>
          <draw:line draw:style-name="gr16" draw:text-style-name="P1" draw:layer="Detail" svg:x1="15.537cm" svg:y1="13.405cm" svg:x2="14.867cm" svg:y2="13.405cm">
            <text:p/>
          </draw:line>
          <draw:line draw:style-name="gr16" draw:text-style-name="P1" draw:layer="Detail" svg:x1="15.537cm" svg:y1="13.528cm" svg:x2="14.867cm" svg:y2="13.528cm">
            <text:p/>
          </draw:line>
          <draw:line draw:style-name="gr16" draw:text-style-name="P1" draw:layer="Detail" svg:x1="15.537cm" svg:y1="13.65cm" svg:x2="14.867cm" svg:y2="13.65cm">
            <text:p/>
          </draw:line>
          <draw:line draw:style-name="gr16" draw:text-style-name="P1" draw:layer="Detail" svg:x1="15.537cm" svg:y1="13.773cm" svg:x2="14.867cm" svg:y2="13.773cm">
            <text:p/>
          </draw:line>
          <draw:line draw:style-name="gr16" draw:text-style-name="P1" draw:layer="Detail" svg:x1="15.537cm" svg:y1="13.896cm" svg:x2="14.867cm" svg:y2="13.896cm">
            <text:p/>
          </draw:line>
          <draw:line draw:style-name="gr16" draw:text-style-name="P1" draw:layer="Detail" svg:x1="15.537cm" svg:y1="14.019cm" svg:x2="14.867cm" svg:y2="14.019cm">
            <text:p/>
          </draw:line>
          <draw:line draw:style-name="gr16" draw:text-style-name="P1" draw:layer="Detail" svg:x1="15.537cm" svg:y1="14.264cm" svg:x2="14.867cm" svg:y2="14.264cm">
            <text:p/>
          </draw:line>
          <draw:line draw:style-name="gr16" draw:text-style-name="P1" draw:layer="Detail" svg:x1="15.537cm" svg:y1="14.141cm" svg:x2="14.867cm" svg:y2="14.141cm">
            <text:p/>
          </draw:line>
        </draw:g>
        <draw:line draw:style-name="gr17" draw:text-style-name="P1" draw:layer="Detail" svg:x1="41.851cm" svg:y1="14.047cm" svg:x2="40.098cm" svg:y2="14.047cm">
          <text:p/>
        </draw:line>
        <draw:line draw:style-name="gr17" draw:text-style-name="P1" draw:layer="Detail" svg:x1="41.851cm" svg:y1="15.598cm" svg:x2="40.098cm" svg:y2="15.598cm">
          <text:p/>
        </draw:line>
        <draw:line draw:style-name="gr17" draw:text-style-name="P1" draw:layer="Detail" svg:x1="40.099cm" svg:y1="14.046cm" svg:x2="40.099cm" svg:y2="15.6cm">
          <text:p/>
        </draw:line>
        <draw:line draw:style-name="gr18" draw:text-style-name="P1" draw:layer="Detail" svg:x1="14.302cm" svg:y1="28.913cm" svg:x2="15.193cm" svg:y2="28.913cm">
          <text:p/>
        </draw:line>
        <draw:g>
          <draw:line draw:style-name="gr18" draw:text-style-name="P1" draw:layer="Detail" svg:x1="30.111cm" svg:y1="23.904cm" svg:x2="30.287cm" svg:y2="23.585cm">
            <text:p/>
          </draw:line>
          <draw:path draw:style-name="gr18" draw:text-style-name="P1" draw:layer="Detail" svg:width="0.125cm" svg:height="0.133cm" draw:transform="rotate (0.529707427980279) translate (30.111cm 23.533cm)" svg:viewBox="0 0 126 134" svg:d="M0 0c102 45 126 134 126 134">
            <text:p/>
          </draw:path>
        </draw:g>
        <draw:g>
          <draw:line draw:style-name="gr18" draw:text-style-name="P1" draw:layer="Detail" svg:x1="30.111cm" svg:y1="23.903cm" svg:x2="30.287cm" svg:y2="24.265cm">
            <text:p/>
          </draw:line>
          <draw:path draw:style-name="gr18" draw:text-style-name="P1" draw:layer="Detail" svg:width="0.13cm" svg:height="0.146cm" draw:transform="skewX (-0.118158790360016) rotate (2.5551620249197) translate (30.2204070173172cm 24.3964217519992cm)" svg:viewBox="0 0 131 147" svg:d="M131 0c-106 49-131 147-131 147">
            <text:p/>
          </draw:path>
        </draw:g>
        <draw:g>
          <draw:line draw:style-name="gr18" draw:text-style-name="P1" draw:layer="Detail" svg:x1="30.111cm" svg:y1="24.748cm" svg:x2="30.287cm" svg:y2="24.386cm">
            <text:p/>
          </draw:line>
          <draw:path draw:style-name="gr18" draw:text-style-name="P1" draw:layer="Detail" svg:width="0.13cm" svg:height="0.145cm" draw:transform="skewX (0.114319066005629) rotate (0.583289036016505) translate (30.111cm 24.3272680965147cm)" svg:viewBox="0 0 131 146" svg:d="M0 0c106 49 131 146 131 146">
            <text:p/>
          </draw:path>
        </draw:g>
        <draw:g>
          <draw:line draw:style-name="gr18" draw:text-style-name="P1" draw:layer="Detail" svg:x1="30.111cm" svg:y1="25.119cm" svg:x2="30.287cm" svg:y2="24.8cm">
            <text:p/>
          </draw:line>
          <draw:path draw:style-name="gr18" draw:text-style-name="P1" draw:layer="Detail" svg:width="0.125cm" svg:height="0.133cm" draw:transform="rotate (0.529707427980279) translate (30.111cm 24.748cm)" svg:viewBox="0 0 126 134" svg:d="M0 0c102 45 126 134 126 134">
            <text:p/>
          </draw:path>
        </draw:g>
        <draw:g>
          <draw:line draw:style-name="gr18" draw:text-style-name="P1" draw:layer="Detail" svg:x1="30.111cm" svg:y1="25.743cm" svg:x2="30.235cm" svg:y2="25.521cm">
            <text:p/>
          </draw:line>
          <draw:path draw:style-name="gr18" draw:text-style-name="P1" draw:layer="Detail" svg:width="0.086cm" svg:height="0.093cm" draw:transform="skewX (-0.0256563400043167) rotate (0.525169571925094) translate (30.111cm 25.4843941018767cm)" svg:viewBox="0 0 87 94" svg:d="M0 0c71 31 87 94 87 94">
            <text:p/>
          </draw:path>
        </draw:g>
        <draw:g>
          <draw:line draw:style-name="gr18" draw:text-style-name="P1" draw:layer="Detail" svg:x1="30.111cm" svg:y1="25.223cm" svg:x2="30.235cm" svg:y2="25.445cm">
            <text:p/>
          </draw:line>
          <draw:path draw:style-name="gr18" draw:text-style-name="P1" draw:layer="Detail" svg:width="0.086cm" svg:height="0.093cm" draw:transform="skewX (0.0263544717051144) rotate (2.6164230816647) translate (30.185974249406cm 25.5250494695661cm)" svg:viewBox="0 0 87 94" svg:d="M87 0c-72 31-87 94-87 94">
            <text:p/>
          </draw:path>
        </draw:g>
        <draw:g>
          <draw:line draw:style-name="gr18" draw:text-style-name="P1" draw:layer="Detail" svg:x1="38.011cm" svg:y1="23.904cm" svg:x2="37.835cm" svg:y2="23.585cm">
            <text:p/>
          </draw:line>
          <draw:path draw:style-name="gr18" draw:text-style-name="P1" draw:layer="Detail" svg:width="0.125cm" svg:height="0.133cm" draw:transform="rotate (-0.52970742798028) translate (37.9026081453293cm 23.4695339602805cm)" svg:viewBox="0 0 126 134" svg:d="M126 0c-103 45-126 134-126 134">
            <text:p/>
          </draw:path>
        </draw:g>
        <draw:g>
          <draw:line draw:style-name="gr18" draw:text-style-name="P1" draw:layer="Detail" svg:x1="38.011cm" svg:y1="23.903cm" svg:x2="37.835cm" svg:y2="24.265cm">
            <text:p/>
          </draw:line>
          <draw:path draw:style-name="gr18" draw:text-style-name="P1" draw:layer="Detail" svg:width="0.13cm" svg:height="0.145cm" draw:transform="skewX (0.114319066005629) rotate (-2.55830361757329) translate (38.011cm 24.3237319034853cm)" svg:viewBox="0 0 131 146" svg:d="M0 0c106 49 131 146 131 146">
            <text:p/>
          </draw:path>
        </draw:g>
        <draw:g>
          <draw:line draw:style-name="gr18" draw:text-style-name="P1" draw:layer="Detail" svg:x1="38.011cm" svg:y1="24.748cm" svg:x2="37.835cm" svg:y2="24.386cm">
            <text:p/>
          </draw:line>
          <draw:path draw:style-name="gr18" draw:text-style-name="P1" draw:layer="Detail" svg:width="0.13cm" svg:height="0.145cm" draw:transform="skewX (-0.114319066005629) rotate (-0.583289036016505) translate (37.9014917875155cm 24.2550058766199cm)" svg:viewBox="0 0 131 146" svg:d="M131 0c-106 49-131 146-131 146">
            <text:p/>
          </draw:path>
        </draw:g>
        <draw:g>
          <draw:line draw:style-name="gr18" draw:text-style-name="P1" draw:layer="Detail" svg:x1="38.011cm" svg:y1="25.743cm" svg:x2="37.887cm" svg:y2="25.521cm">
            <text:p/>
          </draw:line>
          <draw:path draw:style-name="gr18" draw:text-style-name="P1" draw:layer="Detail" svg:width="0.086cm" svg:height="0.093cm" draw:transform="skewX (0.0263544717051143) rotate (-0.525169571925094) translate (37.936025750594cm 25.4409505304339cm)" svg:viewBox="0 0 87 94" svg:d="M87 0c-72 31-87 94-87 94">
            <text:p/>
          </draw:path>
        </draw:g>
        <draw:g>
          <draw:line draw:style-name="gr18" draw:text-style-name="P1" draw:layer="Detail" svg:x1="38.011cm" svg:y1="25.223cm" svg:x2="37.887cm" svg:y2="25.445cm">
            <text:p/>
          </draw:line>
          <draw:path draw:style-name="gr18" draw:text-style-name="P1" draw:layer="Detail" svg:width="0.086cm" svg:height="0.093cm" draw:transform="skewX (-0.0256563400043166) rotate (-2.6164230816647) translate (38.011cm 25.4816058981233cm)" svg:viewBox="0 0 87 94" svg:d="M0 0c71 31 87 94 87 94">
            <text:p/>
          </draw:path>
        </draw:g>
        <draw:g>
          <draw:line draw:style-name="gr18" draw:text-style-name="P1" draw:layer="Detail" svg:x1="38.011cm" svg:y1="24.747cm" svg:x2="37.835cm" svg:y2="25.02cm">
            <text:p/>
          </draw:line>
          <draw:path draw:style-name="gr18" draw:text-style-name="P1" draw:layer="Detail" svg:width="0.122cm" svg:height="0.117cm" draw:transform="skewX (-0.124441975667196) rotate (-2.6778586713349) translate (38.011cm 25.0642895442359cm)" svg:viewBox="0 0 123 118" svg:d="M0 0c99 40 123 118 123 118">
            <text:p/>
          </draw:path>
        </draw:g>
        <draw:g>
          <draw:line draw:style-name="gr18" draw:text-style-name="P1" draw:layer="Detail" svg:x1="31.236cm" svg:y1="26.653cm" svg:x2="31.236cm" svg:y2="26.354cm">
            <text:p/>
          </draw:line>
          <draw:path draw:style-name="gr18" draw:text-style-name="P1" draw:layer="Detail" svg:width="0.336cm" svg:height="0.255cm" draw:transform="rotate (-1.70640840967486) translate (31.5350000017224cm 26.354000000235cm)" svg:viewBox="0 0 337 256" svg:d="M0 0c289 0 337 256 337 256">
            <text:p/>
          </draw:path>
        </draw:g>
        <draw:g>
          <draw:line draw:style-name="gr18" draw:text-style-name="P1" draw:layer="Detail" svg:x1="31.665cm" svg:y1="26.653cm" svg:x2="31.665cm" svg:y2="26.354cm">
            <text:p/>
          </draw:line>
          <draw:path draw:style-name="gr18" draw:text-style-name="P1" draw:layer="Detail" svg:width="0.336cm" svg:height="0.255cm" draw:transform="rotate (-1.70640840967486) translate (31.9640000017224cm 26.354000000235cm)" svg:viewBox="0 0 337 256" svg:d="M0 0c289 0 337 256 337 256">
            <text:p/>
          </draw:path>
        </draw:g>
        <draw:g>
          <draw:line draw:style-name="gr18" draw:text-style-name="P1" draw:layer="Detail" svg:x1="32.12cm" svg:y1="26.653cm" svg:x2="32.12cm" svg:y2="26.354cm">
            <text:p/>
          </draw:line>
          <draw:path draw:style-name="gr18" draw:text-style-name="P1" draw:layer="Detail" svg:width="0.336cm" svg:height="0.255cm" draw:transform="rotate (-1.70640840967486) translate (32.4190000017224cm 26.354000000235cm)" svg:viewBox="0 0 337 256" svg:d="M0 0c289 0 337 256 337 256">
            <text:p/>
          </draw:path>
        </draw:g>
        <draw:g>
          <draw:line draw:style-name="gr18" draw:text-style-name="P1" draw:layer="Detail" svg:x1="32.523cm" svg:y1="26.653cm" svg:x2="32.523cm" svg:y2="26.354cm">
            <text:p/>
          </draw:line>
          <draw:path draw:style-name="gr18" draw:text-style-name="P1" draw:layer="Detail" svg:width="0.336cm" svg:height="0.255cm" draw:transform="rotate (-1.70640840967486) translate (32.8220000017224cm 26.354000000235cm)" svg:viewBox="0 0 337 256" svg:d="M0 0c289 0 337 256 337 256">
            <text:p/>
          </draw:path>
        </draw:g>
        <draw:g>
          <draw:line draw:style-name="gr18" draw:text-style-name="P1" draw:layer="Detail" svg:x1="32.965cm" svg:y1="26.653cm" svg:x2="32.965cm" svg:y2="26.354cm">
            <text:p/>
          </draw:line>
          <draw:path draw:style-name="gr18" draw:text-style-name="P1" draw:layer="Detail" svg:width="0.336cm" svg:height="0.255cm" draw:transform="rotate (-1.70640840967486) translate (33.2640000017224cm 26.354000000235cm)" svg:viewBox="0 0 337 256" svg:d="M0 0c289 0 337 256 337 256">
            <text:p/>
          </draw:path>
        </draw:g>
        <draw:g>
          <draw:line draw:style-name="gr18" draw:text-style-name="P1" draw:layer="Detail" svg:x1="33.42cm" svg:y1="26.653cm" svg:x2="33.42cm" svg:y2="26.354cm">
            <text:p/>
          </draw:line>
          <draw:path draw:style-name="gr18" draw:text-style-name="P1" draw:layer="Detail" svg:width="0.336cm" svg:height="0.255cm" draw:transform="rotate (-1.70640840967486) translate (33.7190000017224cm 26.354000000235cm)" svg:viewBox="0 0 337 256" svg:d="M0 0c289 0 337 256 337 256">
            <text:p/>
          </draw:path>
        </draw:g>
        <draw:g>
          <draw:line draw:style-name="gr18" draw:text-style-name="P1" draw:layer="Detail" svg:x1="33.849cm" svg:y1="26.653cm" svg:x2="33.849cm" svg:y2="26.354cm">
            <text:p/>
          </draw:line>
          <draw:path draw:style-name="gr18" draw:text-style-name="P1" draw:layer="Detail" svg:width="0.336cm" svg:height="0.255cm" draw:transform="rotate (-1.70640840967486) translate (34.1480000017224cm 26.354000000235cm)" svg:viewBox="0 0 337 256" svg:d="M0 0c289 0 337 256 337 256">
            <text:p/>
          </draw:path>
        </draw:g>
        <draw:g>
          <draw:line draw:style-name="gr18" draw:text-style-name="P1" draw:layer="Detail" svg:x1="34.915cm" svg:y1="25.935cm" svg:x2="35.26cm" svg:y2="25.935cm">
            <text:p/>
          </draw:line>
          <draw:path draw:style-name="gr18" draw:text-style-name="P1" draw:layer="Detail" svg:width="0.386cm" svg:height="0.256cm" draw:transform="skewX (0.0368264472170804) rotate (3.02517919248177) translate (35.2597181071816cm 26.2339963449157cm)" svg:viewBox="0 0 387 257" svg:d="M0 0c332 0 387 257 387 257">
            <text:p/>
          </draw:path>
        </draw:g>
        <draw:g>
          <draw:line draw:style-name="gr18" draw:text-style-name="P1" draw:layer="Detail" svg:x1="34.555cm" svg:y1="25.933cm" svg:x2="34.21cm" svg:y2="25.933cm">
            <text:p/>
          </draw:line>
          <draw:path draw:style-name="gr18" draw:text-style-name="P1" draw:layer="Detail" svg:width="0.386cm" svg:height="0.256cm" draw:transform="skewX (-0.0368264472170803) rotate (-3.02552825833217) translate (34.5944539740021cm 26.1872063425846cm)" svg:viewBox="0 0 387 257" svg:d="M387 0c-333 1-387 257-387 257">
            <text:p/>
          </draw:path>
        </draw:g>
        <draw:g>
          <draw:line draw:style-name="gr18" draw:text-style-name="P1" draw:layer="Detail" svg:x1="35.616cm" svg:y1="26.651cm" svg:x2="35.616cm" svg:y2="26.352cm">
            <text:p/>
          </draw:line>
          <draw:path draw:style-name="gr18" draw:text-style-name="P1" draw:layer="Detail" svg:width="0.335cm" svg:height="0.255cm" draw:transform="rotate (1.70518667919846) translate (35.3620683766313cm 26.6853329024973cm)" svg:viewBox="0 0 336 256" svg:d="M336 0c-288 0-336 256-336 256">
            <text:p/>
          </draw:path>
        </draw:g>
        <draw:g>
          <draw:line draw:style-name="gr18" draw:text-style-name="P1" draw:layer="Detail" svg:x1="36.046cm" svg:y1="26.651cm" svg:x2="36.046cm" svg:y2="26.352cm">
            <text:p/>
          </draw:line>
          <draw:path draw:style-name="gr18" draw:text-style-name="P1" draw:layer="Detail" svg:width="0.335cm" svg:height="0.255cm" draw:transform="rotate (1.70518667919846) translate (35.7920683766313cm 26.6853329024973cm)" svg:viewBox="0 0 336 256" svg:d="M336 0c-288 0-336 256-336 256">
            <text:p/>
          </draw:path>
        </draw:g>
        <draw:g>
          <draw:line draw:style-name="gr18" draw:text-style-name="P1" draw:layer="Detail" svg:x1="36.488cm" svg:y1="26.651cm" svg:x2="36.488cm" svg:y2="26.352cm">
            <text:p/>
          </draw:line>
          <draw:path draw:style-name="gr18" draw:text-style-name="P1" draw:layer="Detail" svg:width="0.335cm" svg:height="0.255cm" draw:transform="rotate (1.70518667919846) translate (36.2340683766313cm 26.6853329024973cm)" svg:viewBox="0 0 336 256" svg:d="M336 0c-288 0-336 256-336 256">
            <text:p/>
          </draw:path>
        </draw:g>
        <draw:g>
          <draw:line draw:style-name="gr18" draw:text-style-name="P1" draw:layer="Detail" svg:x1="36.93cm" svg:y1="26.651cm" svg:x2="36.93cm" svg:y2="26.352cm">
            <text:p/>
          </draw:line>
          <draw:path draw:style-name="gr18" draw:text-style-name="P1" draw:layer="Detail" svg:width="0.335cm" svg:height="0.255cm" draw:transform="rotate (1.70518667919846) translate (36.6760683766313cm 26.6853329024973cm)" svg:viewBox="0 0 336 256" svg:d="M336 0c-288 0-336 256-336 256">
            <text:p/>
          </draw:path>
        </draw:g>
        <draw:g>
          <draw:line draw:style-name="gr18" draw:text-style-name="P1" draw:layer="Detail" svg:x1="36.735cm" svg:y1="25.275cm" svg:x2="37.161cm" svg:y2="25.275cm">
            <text:p/>
          </draw:line>
          <draw:path draw:style-name="gr18" draw:text-style-name="P1" draw:layer="Detail" svg:width="0.479cm" svg:height="0.367cm" draw:transform="rotate (3.00737683411143) translate (37.161cm 25.704cm)" svg:viewBox="0 0 480 368" svg:d="M0 0c411 1 480 368 480 368">
            <text:p/>
          </draw:path>
        </draw:g>
        <draw:g>
          <draw:line draw:style-name="gr18" draw:text-style-name="P1" draw:layer="Detail" svg:x1="31.387cm" svg:y1="25.266cm" svg:x2="30.961cm" svg:y2="25.266cm">
            <text:p/>
          </draw:line>
          <draw:path draw:style-name="gr18" draw:text-style-name="P1" draw:layer="Detail" svg:width="0.479cm" svg:height="0.367cm" draw:transform="rotate (-3.00737683411143) translate (31.4365059468877cm 25.6308223027152cm)" svg:viewBox="0 0 480 368" svg:d="M480 0c-412 1-480 368-480 368">
            <text:p/>
          </draw:path>
        </draw:g>
        <draw:g>
          <draw:line draw:style-name="gr18" draw:text-style-name="P1" draw:layer="Detail" svg:x1="30.858cm" svg:y1="26.23cm" svg:x2="30.858cm" svg:y2="25.804cm">
            <text:p/>
          </draw:line>
          <draw:path draw:style-name="gr18" draw:text-style-name="P1" draw:layer="Detail" svg:width="0.479cm" svg:height="0.367cm" draw:transform="rotate (1.70501214627326) translate (30.4932380460424cm 26.2796421428719cm)" svg:viewBox="0 0 480 368" svg:d="M480 0c-412 1-480 368-480 368">
            <text:p/>
          </draw:path>
        </draw:g>
        <draw:g>
          <draw:line draw:style-name="gr18" draw:text-style-name="P1" draw:layer="Detail" svg:x1="31.886cm" svg:y1="25.002cm" svg:x2="31.311cm" svg:y2="25.002cm">
            <text:p/>
          </draw:line>
          <draw:path draw:style-name="gr18" draw:text-style-name="P1" draw:layer="Detail" svg:width="0.645cm" svg:height="0.435cm" draw:transform="skewX (0.0354301838154849) rotate (-0.116937059883621) translate (31.3113297428972cm 24.495005039522cm)" svg:viewBox="0 0 646 436" svg:d="M0 0c554 2 646 436 646 436">
            <text:p/>
          </draw:path>
        </draw:g>
        <draw:g>
          <draw:line draw:style-name="gr18" draw:text-style-name="P1" draw:layer="Detail" svg:x1="36.085cm" svg:y1="25.002cm" svg:x2="36.66cm" svg:y2="25.002cm">
            <text:p/>
          </draw:line>
          <draw:path draw:style-name="gr18" draw:text-style-name="P1" draw:layer="Detail" svg:width="0.645cm" svg:height="0.436cm" draw:transform="skewX (-0.0354301838154849) rotate (0.116762526958421) translate (36.0184433617286cm 24.5702184301971cm)" svg:viewBox="0 0 646 437" svg:d="M646 0c-554 2-646 437-646 437">
            <text:p/>
          </draw:path>
        </draw:g>
        <draw:g>
          <draw:line draw:style-name="gr18" draw:text-style-name="P1" draw:layer="Detail" svg:x1="40.167cm" svg:y1="27.433cm" svg:x2="40.167cm" svg:y2="27.924cm">
            <text:p/>
          </draw:line>
          <draw:path draw:style-name="gr18" draw:text-style-name="P1" draw:layer="Detail" svg:width="0.549cm" svg:height="0.368cm" draw:transform="skewX (0.0349065850398866) rotate (1.45420833276168) translate (39.738cm 27.924cm)" svg:viewBox="0 0 550 369" svg:d="M0 0c473 1 550 369 550 369">
            <text:p/>
          </draw:path>
        </draw:g>
        <draw:g>
          <draw:line draw:style-name="gr18" draw:text-style-name="P1" draw:layer="Detail" svg:x1="23.547cm" svg:y1="29.187cm" svg:x2="23.547cm" svg:y2="28.683cm">
            <text:p/>
          </draw:line>
          <draw:path draw:style-name="gr18" draw:text-style-name="P1" draw:layer="Detail" svg:width="0.565cm" svg:height="0.368cm" draw:transform="skewX (0.0441568300754565) rotate (-1.68459179402493) translate (23.9757682644203cm 28.6826094979388cm)" svg:viewBox="0 0 566 369" svg:d="M0 0c485 1 566 369 566 369">
            <text:p/>
          </draw:path>
        </draw:g>
        <draw:g>
          <draw:line draw:style-name="gr18" draw:text-style-name="P1" draw:layer="Detail" svg:x1="23.911cm" svg:y1="30.318cm" svg:x2="23.407cm" svg:y2="30.318cm">
            <text:p/>
          </draw:line>
          <draw:path draw:style-name="gr18" draw:text-style-name="P1" draw:layer="Detail" svg:width="0.565cm" svg:height="0.368cm" draw:transform="skewX (0.0441568300754565) rotate (-0.113795467230031) translate (23.4066094979388cm 29.8892317355797cm)" svg:viewBox="0 0 566 369" svg:d="M0 0c485 1 566 369 566 369">
            <text:p/>
          </draw:path>
        </draw:g>
        <draw:g>
          <draw:line draw:style-name="gr18" draw:text-style-name="P1" draw:layer="Detail" svg:x1="24.06cm" svg:y1="27.784cm" svg:x2="24.504cm" svg:y2="27.784cm">
            <text:p/>
          </draw:line>
          <draw:path draw:style-name="gr18" draw:text-style-name="P1" draw:layer="Detail" svg:width="0.498cm" svg:height="0.367cm" draw:transform="skewX (-0.00802851455917393) rotate (0.129852496348378) translate (24.0097771360139cm 27.4198158868682cm)" svg:viewBox="0 0 499 368" svg:d="M499 0c-429 0-499 368-499 368">
            <text:p/>
          </draw:path>
        </draw:g>
        <draw:g>
          <draw:line draw:style-name="gr18" draw:text-style-name="P1" draw:layer="Detail" svg:x1="21.291cm" svg:y1="27.457cm" svg:x2="21.291cm" svg:y2="27.914cm">
            <text:p/>
          </draw:line>
          <draw:path draw:style-name="gr18" draw:text-style-name="P1" draw:layer="Detail" svg:width="0.512cm" svg:height="0.367cm" draw:transform="skewX (-0.0158824961931484) rotate (-1.44460902187571) translate (21.6551802128071cm 27.4052309992353cm)" svg:viewBox="0 0 513 368" svg:d="M513 0c-441 0-513 368-513 368">
            <text:p/>
          </draw:path>
        </draw:g>
        <draw:g>
          <draw:line draw:style-name="gr18" draw:text-style-name="P1" draw:layer="Detail" svg:x1="19.981cm" svg:y1="27.543cm" svg:x2="19.537cm" svg:y2="27.543cm">
            <text:p/>
          </draw:line>
          <draw:path draw:style-name="gr18" draw:text-style-name="P1" draw:layer="Detail" svg:width="0.498cm" svg:height="0.367cm" draw:transform="skewX (0.00925024503556995) rotate (-0.128805298797183) translate (19.5366559862794cm 27.1142317355797cm)" svg:viewBox="0 0 499 368" svg:d="M0 0c428 1 499 368 499 368">
            <text:p/>
          </draw:path>
        </draw:g>
        <draw:g>
          <draw:line draw:style-name="gr18" draw:text-style-name="P1" draw:layer="Detail" svg:x1="24.359cm" svg:y1="23.577cm" svg:x2="24.359cm" svg:y2="23.133cm">
            <text:p/>
          </draw:line>
          <draw:path draw:style-name="gr18" draw:text-style-name="P1" draw:layer="Detail" svg:width="0.498cm" svg:height="0.367cm" draw:transform="skewX (-0.00802851455917393) rotate (1.70064882314327) translate (23.9948158868682cm 23.6272228639861cm)" svg:viewBox="0 0 499 368" svg:d="M499 0c-429 0-499 368-499 368">
            <text:p/>
          </draw:path>
        </draw:g>
        <draw:g>
          <draw:line draw:style-name="gr18" draw:text-style-name="P1" draw:layer="Detail" svg:x1="20.065cm" svg:y1="25.149cm" svg:x2="20.44cm" svg:y2="24.717cm">
            <text:p/>
          </draw:line>
          <draw:line draw:style-name="gr18" draw:text-style-name="P1" draw:layer="Detail" svg:x1="21.072cm" svg:y1="23.991cm" svg:x2="21.447cm" svg:y2="23.559cm">
            <text:p/>
          </draw:line>
        </draw:g>
        <draw:g>
          <draw:line draw:style-name="gr18" draw:text-style-name="P1" draw:layer="Detail" svg:x1="14.383cm" svg:y1="28.236cm" svg:x2="14.383cm" svg:y2="28.68cm">
            <text:p/>
          </draw:line>
          <draw:path draw:style-name="gr18" draw:text-style-name="P1" draw:layer="Detail" svg:width="0.498cm" svg:height="0.368cm" draw:transform="skewX (-0.00907571211037051) rotate (-1.44216556092291) translate (14.7478657737662cm 28.1857577783774cm)" svg:viewBox="0 0 499 369" svg:d="M499 0c-429 1-499 369-499 369">
            <text:p/>
          </draw:path>
        </draw:g>
        <draw:g>
          <draw:line draw:style-name="gr18" draw:text-style-name="P1" draw:layer="Detail" svg:x1="14.755cm" svg:y1="29.085cm" svg:x2="14.311cm" svg:y2="29.085cm">
            <text:p/>
          </draw:line>
          <draw:path draw:style-name="gr18" draw:text-style-name="P1" draw:layer="Detail" svg:width="0.498cm" svg:height="0.368cm" draw:transform="skewX (-0.00907571211037051) rotate (-3.01296188771781) translate (14.8052422216226cm 29.4498657737662cm)" svg:viewBox="0 0 499 369" svg:d="M499 0c-429 1-499 369-499 369">
            <text:p/>
          </draw:path>
        </draw:g>
        <draw:g>
          <draw:line draw:style-name="gr18" draw:text-style-name="P1" draw:layer="Detail" svg:x1="13.584cm" svg:y1="14.498cm" svg:x2="13.101cm" svg:y2="14.498cm">
            <text:p/>
          </draw:line>
          <draw:path draw:style-name="gr18" draw:text-style-name="P1" draw:layer="Detail" svg:width="0.541cm" svg:height="0.368cm" draw:transform="skewX (0.032637657012294) rotate (-0.118158790360017) translate (13.100625768858cm 14.0692317355797cm)" svg:viewBox="0 0 542 369" svg:d="M0 0c465 1 542 369 542 369">
            <text:p/>
          </draw:path>
        </draw:g>
        <draw:g>
          <draw:line draw:style-name="gr18" draw:text-style-name="P1" draw:layer="Detail" svg:x1="13.227cm" svg:y1="11.677cm" svg:x2="13.227cm" svg:y2="11.292cm">
            <text:p/>
          </draw:line>
          <draw:path draw:style-name="gr18" draw:text-style-name="P1" draw:layer="Detail" svg:width="0.434cm" svg:height="0.366cm" draw:transform="skewX (-0.0270526034059121) rotate (-1.72019651076561) translate (13.6560817506712cm 11.2917529750142cm)" svg:viewBox="0 0 435 367" svg:d="M0 0c372 1 435 367 435 367">
            <text:p/>
          </draw:path>
        </draw:g>
        <draw:g>
          <draw:line draw:style-name="gr18" draw:text-style-name="P1" draw:layer="Detail" svg:x1="19.132cm" svg:y1="15.068cm" svg:x2="19.132cm" svg:y2="15.289cm">
            <text:p/>
          </draw:line>
          <draw:path draw:style-name="gr18" draw:text-style-name="P1" draw:layer="Detail" svg:width="0.247cm" svg:height="0.167cm" draw:transform="skewX (-0.0361283155162826) rotate (-1.45281206936008) translate (19.2976463749524cm 15.0420957141607cm)" svg:viewBox="0 0 248 168" svg:d="M248 0c-212 0-248 168-248 168">
            <text:p/>
          </draw:path>
        </draw:g>
        <draw:g>
          <draw:line draw:style-name="gr18" draw:text-style-name="P1" draw:layer="Detail" svg:x1="16.338cm" svg:y1="14.993cm" svg:x2="16.338cm" svg:y2="15.669cm">
            <text:p/>
          </draw:line>
          <draw:path draw:style-name="gr18" draw:text-style-name="P1" draw:layer="Detail" svg:width="0.758cm" svg:height="0.458cm" draw:transform="skewX (0.0657989128001862) rotate (1.46537843997444) translate (15.8052879139021cm 15.6685237686377cm)" svg:viewBox="0 0 759 459" svg:d="M0 0c650 1 759 459 759 459">
            <text:p/>
          </draw:path>
        </draw:g>
        <draw:g>
          <draw:line draw:style-name="gr18" draw:text-style-name="P1" draw:layer="Detail" svg:x1="17.586cm" svg:y1="13.496cm" svg:x2="17.448cm" svg:y2="13.741cm">
            <text:p/>
          </draw:line>
          <draw:path draw:style-name="gr18" draw:text-style-name="P1" draw:layer="Detail" svg:width="0.099cm" svg:height="0.102cm" draw:transform="rotate (-2.62253173404668) translate (17.586cm 13.7814611260054cm)" svg:viewBox="0 0 100 103" svg:d="M0 0c81 34 100 103 100 103">
            <text:p/>
          </draw:path>
        </draw:g>
        <draw:g>
          <draw:line draw:style-name="gr18" draw:text-style-name="P1" draw:layer="Detail" svg:x1="16.811cm" svg:y1="13.965cm" svg:x2="16.936cm" svg:y2="14.21cm">
            <text:p/>
          </draw:line>
          <draw:path draw:style-name="gr18" draw:text-style-name="P1" draw:layer="Detail" svg:width="0.093cm" svg:height="0.099cm" draw:transform="skewX (-0.0972148393360842) rotate (2.57959663444762) translate (16.8908077500533cm 14.2997241103702cm)" svg:viewBox="0 0 94 100" svg:d="M94 0c-75 34-94 100-94 100">
            <text:p/>
          </draw:path>
        </draw:g>
        <draw:g>
          <draw:line draw:style-name="gr18" draw:text-style-name="P1" draw:layer="Detail" svg:x1="16.811cm" svg:y1="14.535cm" svg:x2="16.936cm" svg:y2="14.29cm">
            <text:p/>
          </draw:line>
          <draw:path draw:style-name="gr18" draw:text-style-name="P1" draw:layer="Detail" svg:width="0.091cm" svg:height="0.099cm" draw:transform="skewX (0.072954762733363) rotate (0.563741348394168) translate (16.811cm 14.2505335120643cm)" svg:viewBox="0 0 92 100" svg:d="M0 0c74 34 92 100 92 100">
            <text:p/>
          </draw:path>
        </draw:g>
        <draw:g>
          <draw:line draw:style-name="gr18" draw:text-style-name="P1" draw:layer="Detail" svg:x1="16.811cm" svg:y1="14.602cm" svg:x2="16.936cm" svg:y2="14.847cm">
            <text:p/>
          </draw:line>
          <draw:path draw:style-name="gr18" draw:text-style-name="P1" draw:layer="Detail" svg:width="0.093cm" svg:height="0.099cm" draw:transform="skewX (-0.0972148393360841) rotate (2.57959663444762) translate (16.8908077500532cm 14.9367241103702cm)" svg:viewBox="0 0 94 100" svg:d="M94 0c-75 34-94 100-94 100">
            <text:p/>
          </draw:path>
        </draw:g>
        <draw:g>
          <draw:line draw:style-name="gr18" draw:text-style-name="P1" draw:layer="Detail" svg:x1="16.811cm" svg:y1="15.172cm" svg:x2="16.936cm" svg:y2="14.927cm">
            <text:p/>
          </draw:line>
          <draw:path draw:style-name="gr18" draw:text-style-name="P1" draw:layer="Detail" svg:width="0.091cm" svg:height="0.099cm" draw:transform="skewX (0.072954762733363) rotate (0.563741348394168) translate (16.811cm 14.8875335120643cm)" svg:viewBox="0 0 92 100" svg:d="M0 0c74 34 92 100 92 100">
            <text:p/>
          </draw:path>
        </draw:g>
        <draw:g>
          <draw:line draw:style-name="gr18" draw:text-style-name="P1" draw:layer="Detail" svg:x1="16.811cm" svg:y1="15.486cm" svg:x2="16.936cm" svg:y2="15.275cm">
            <text:p/>
          </draw:line>
          <draw:path draw:style-name="gr18" draw:text-style-name="P1" draw:layer="Detail" svg:width="0.087cm" svg:height="0.089cm" draw:transform="skewX (-0.0555014702134197) rotate (0.500734962397173) translate (16.811cm 15.2403243967828cm)" svg:viewBox="0 0 88 90" svg:d="M0 0c72 30 88 90 88 90">
            <text:p/>
          </draw:path>
        </draw:g>
        <draw:g>
          <draw:g>
            <draw:line draw:style-name="gr18" draw:text-style-name="P1" draw:layer="Detail" svg:x1="16.811cm" svg:y1="15.512cm" svg:x2="17.129cm" svg:y2="15.343cm">
              <text:p/>
            </draw:line>
            <draw:path draw:style-name="gr18" draw:text-style-name="P1" draw:layer="Detail" svg:width="0.125cm" svg:height="0.131cm" draw:transform="skewX (-0.064926248174189) rotate (-2.11760798144472) translate (17.2465135191647cm 15.4043849838434cm)" svg:viewBox="0 0 126 132" svg:d="M126 0c-101 44-126 132-126 132">
              <text:p/>
            </draw:path>
          </draw:g>
          <draw:g>
            <draw:line draw:style-name="gr18" draw:text-style-name="P1" draw:layer="Detail" svg:x1="17.56cm" svg:y1="15.512cm" svg:x2="17.242cm" svg:y2="15.343cm">
              <text:p/>
            </draw:line>
            <draw:path draw:style-name="gr18" draw:text-style-name="P1" draw:layer="Detail" svg:width="0.125cm" svg:height="0.131cm" draw:transform="skewX (0.0649262481741891) rotate (2.11760798144472) translate (17.1899946380697cm 15.512cm)" svg:viewBox="0 0 126 132" svg:d="M0 0c101 44 126 132 126 132">
              <text:p/>
            </draw:path>
          </draw:g>
        </draw:g>
        <draw:g>
          <draw:g>
            <draw:line draw:style-name="gr18" draw:text-style-name="P1" draw:layer="Detail" svg:x1="17.586cm" svg:y1="13.86cm" svg:x2="17.495cm" svg:y2="14.028cm">
              <text:p/>
            </draw:line>
            <draw:path draw:style-name="gr18" draw:text-style-name="P1" draw:layer="Detail" svg:width="0.063cm" svg:height="0.069cm" draw:transform="rotate (-2.60490390860154) translate (17.586cm 14.0549490616622cm)" svg:viewBox="0 0 64 70" svg:d="M0 0c53 23 64 70 64 70">
              <text:p/>
            </draw:path>
          </draw:g>
          <draw:g>
            <draw:line draw:style-name="gr18" draw:text-style-name="P1" draw:layer="Detail" svg:x1="17.586cm" svg:y1="14.251cm" svg:x2="17.495cm" svg:y2="14.083cm">
              <text:p/>
            </draw:line>
            <draw:path draw:style-name="gr18" draw:text-style-name="P1" draw:layer="Detail" svg:width="0.063cm" svg:height="0.069cm" draw:transform="rotate (-0.542273798594638) translate (17.5313159129939cm 14.023102427544cm)" svg:viewBox="0 0 64 70" svg:d="M64 0c-53 24-64 70-64 70">
              <text:p/>
            </draw:path>
          </draw:g>
        </draw:g>
        <draw:g>
          <draw:g>
            <draw:line draw:style-name="gr18" draw:text-style-name="P1" draw:layer="Detail" svg:x1="17.586cm" svg:y1="14.329cm" svg:x2="17.43cm" svg:y2="14.58cm">
              <text:p/>
            </draw:line>
            <draw:path draw:style-name="gr18" draw:text-style-name="P1" draw:layer="Detail" svg:width="0.106cm" svg:height="0.107cm" draw:transform="skewX (-0.115715329407224) rotate (-2.66319790561815) translate (17.586cm 14.6206757060675cm)" svg:viewBox="0 0 107 108" svg:d="M0 0c88 36 107 108 107 108">
              <text:p/>
            </draw:path>
          </draw:g>
          <draw:g>
            <draw:line draw:style-name="gr18" draw:text-style-name="P1" draw:layer="Detail" svg:x1="17.586cm" svg:y1="14.914cm" svg:x2="17.43cm" svg:y2="14.663cm">
              <text:p/>
            </draw:line>
            <draw:path draw:style-name="gr18" draw:text-style-name="P1" draw:layer="Detail" svg:width="0.106cm" svg:height="0.107cm" draw:transform="skewX (0.11065387457644) rotate (-0.481361807700037) translate (17.4908980728283cm 14.5726484699438cm)" svg:viewBox="0 0 107 108" svg:d="M107 0c-88 36-107 108-107 108">
              <text:p/>
            </draw:path>
          </draw:g>
        </draw:g>
        <draw:g>
          <draw:line draw:style-name="gr18" draw:text-style-name="P1" draw:layer="Detail" svg:x1="17.586cm" svg:y1="15.264cm" svg:x2="17.469cm" svg:y2="15.041cm">
            <text:p/>
          </draw:line>
          <draw:path draw:style-name="gr18" draw:text-style-name="P1" draw:layer="Detail" svg:width="0.085cm" svg:height="0.091cm" draw:transform="skewX (-0.0525344104850294) rotate (-0.547684319275821) translate (17.5127693640488cm 14.9597343718503cm)" svg:viewBox="0 0 86 92" svg:d="M86 0c-70 31-86 92-86 92">
            <text:p/>
          </draw:path>
        </draw:g>
        <draw:g>
          <draw:line draw:style-name="gr18" draw:text-style-name="P1" draw:layer="Detail" svg:x1="17.586cm" svg:y1="15.487cm" svg:x2="17.508cm" svg:y2="15.364cm">
            <text:p/>
          </draw:line>
          <draw:path draw:style-name="gr18" draw:text-style-name="P1" draw:layer="Detail" svg:width="0.052cm" svg:height="0.052cm" draw:transform="skewX (0.141895268187139) rotate (-0.469668101711674) translate (17.5388567281515cm 15.3198446243637cm)" svg:viewBox="0 0 53 53" svg:d="M53 0c-44 18-53 53-53 53">
            <text:p/>
          </draw:path>
        </draw:g>
        <draw:g>
          <draw:line draw:style-name="gr18" draw:text-style-name="P1" draw:layer="Detail" svg:x1="16.811cm" svg:y1="13.496cm" svg:x2="16.949cm" svg:y2="13.741cm">
            <text:p/>
          </draw:line>
          <draw:path draw:style-name="gr18" draw:text-style-name="P1" draw:layer="Detail" svg:width="0.099cm" svg:height="0.102cm" draw:transform="rotate (2.62602239255067) translate (16.8982926993951cm 13.8309294400596cm)" svg:viewBox="0 0 100 103" svg:d="M100 0c-80 34-100 103-100 103">
            <text:p/>
          </draw:path>
        </draw:g>
        <draw:g>
          <draw:line draw:style-name="gr18" draw:text-style-name="P1" draw:layer="Detail" svg:x1="18.032cm" svg:y1="15.667cm" svg:x2="18.34cm" svg:y2="15.863cm">
            <text:p/>
          </draw:line>
          <draw:path draw:style-name="gr18" draw:text-style-name="P1" draw:layer="Detail" svg:width="0.136cm" svg:height="0.132cm" draw:transform="skewX (-0.110653874576441) rotate (-1.10252448848482) translate (18.3900697050938cm 15.667cm)" svg:viewBox="0 0 137 133" svg:d="M0 0c111 45 137 133 137 133">
            <text:p/>
          </draw:path>
        </draw:g>
        <draw:g>
          <draw:line draw:style-name="gr18" draw:text-style-name="P1" draw:layer="Detail" svg:x1="19.521cm" svg:y1="15.068cm" svg:x2="19.521cm" svg:y2="15.289cm">
            <text:p/>
          </draw:line>
          <draw:path draw:style-name="gr18" draw:text-style-name="P1" draw:layer="Detail" svg:width="0.247cm" svg:height="0.167cm" draw:transform="skewX (0.0361283155162827) rotate (1.45281206936008) translate (19.3261053343544cm 15.2888443089777cm)" svg:viewBox="0 0 248 168" svg:d="M0 0c213 0 248 168 248 168">
            <text:p/>
          </draw:path>
        </draw:g>
        <draw:g>
          <draw:line draw:style-name="gr18" draw:text-style-name="P1" draw:layer="Detail" svg:x1="19.757cm" svg:y1="14.197cm" svg:x2="19.757cm" svg:y2="14.68cm">
            <text:p/>
          </draw:line>
          <draw:path draw:style-name="gr18" draw:text-style-name="P1" draw:layer="Detail" svg:width="0.542cm" svg:height="0.368cm" draw:transform="skewX (0.0349065850398866) rotate (1.45228847058448) translate (19.3282317355797cm 14.6796597341006cm)" svg:viewBox="0 0 543 369" svg:d="M0 0c465 1 543 369 543 369">
            <text:p/>
          </draw:path>
        </draw:g>
        <draw:g>
          <draw:line draw:style-name="gr18" draw:text-style-name="P1" draw:layer="Detail" svg:x1="21.317cm" svg:y1="14.197cm" svg:x2="21.317cm" svg:y2="14.68cm">
            <text:p/>
          </draw:line>
          <draw:path draw:style-name="gr18" draw:text-style-name="P1" draw:layer="Detail" svg:width="0.542cm" svg:height="0.368cm" draw:transform="skewX (0.0349065850398866) rotate (1.45228847058448) translate (20.8882317355797cm 14.6796597341006cm)" svg:viewBox="0 0 543 369" svg:d="M0 0c465 1 543 369 543 369">
            <text:p/>
          </draw:path>
        </draw:g>
        <draw:g>
          <draw:line draw:style-name="gr18" draw:text-style-name="P1" draw:layer="Detail" svg:x1="18.561cm" svg:y1="12.886cm" svg:x2="18.862cm" svg:y2="12.886cm">
            <text:p/>
          </draw:line>
          <draw:path draw:style-name="gr18" draw:text-style-name="P1" draw:layer="Detail" svg:width="0.338cm" svg:height="0.266cm" draw:transform="skewX (-0.0101229096615671) rotate (3.00214084635545) translate (18.8617879502366cm 13.1978314650329cm)" svg:viewBox="0 0 339 267" svg:d="M0 0c291 0 339 267 339 267">
            <text:p/>
          </draw:path>
        </draw:g>
        <draw:g>
          <draw:line draw:style-name="gr18" draw:text-style-name="P1" draw:layer="Detail" svg:x1="18.561cm" svg:y1="12.444cm" svg:x2="18.862cm" svg:y2="12.444cm">
            <text:p/>
          </draw:line>
          <draw:path draw:style-name="gr18" draw:text-style-name="P1" draw:layer="Detail" svg:width="0.338cm" svg:height="0.266cm" draw:transform="skewX (-0.0101229096615671) rotate (3.00214084635545) translate (18.8617879502366cm 12.7558314650329cm)" svg:viewBox="0 0 339 267" svg:d="M0 0c291 0 339 267 339 267">
            <text:p/>
          </draw:path>
        </draw:g>
        <draw:g>
          <draw:line draw:style-name="gr18" draw:text-style-name="P1" draw:layer="Detail" svg:x1="18.561cm" svg:y1="12.015cm" svg:x2="18.862cm" svg:y2="12.015cm">
            <text:p/>
          </draw:line>
          <draw:path draw:style-name="gr18" draw:text-style-name="P1" draw:layer="Detail" svg:width="0.338cm" svg:height="0.266cm" draw:transform="skewX (-0.0101229096615671) rotate (3.00214084635545) translate (18.8617879502366cm 12.3268314650329cm)" svg:viewBox="0 0 339 267" svg:d="M0 0c291 0 339 267 339 267">
            <text:p/>
          </draw:path>
        </draw:g>
        <draw:g>
          <draw:line draw:style-name="gr18" draw:text-style-name="P1" draw:layer="Detail" svg:x1="19.72cm" svg:y1="12.886cm" svg:x2="19.419cm" svg:y2="12.886cm">
            <text:p/>
          </draw:line>
          <draw:path draw:style-name="gr18" draw:text-style-name="P1" draw:layer="Detail" svg:width="0.337cm" svg:height="0.266cm" draw:transform="skewX (0.0127409035395586) rotate (-3.00161724757985) translate (19.7540889027505cm 13.1506483838054cm)" svg:viewBox="0 0 338 267" svg:d="M338 0c-291 0-338 267-338 267">
            <text:p/>
          </draw:path>
        </draw:g>
        <draw:g>
          <draw:line draw:style-name="gr18" draw:text-style-name="P1" draw:layer="Detail" svg:x1="19.72cm" svg:y1="12.444cm" svg:x2="19.419cm" svg:y2="12.444cm">
            <text:p/>
          </draw:line>
          <draw:path draw:style-name="gr18" draw:text-style-name="P1" draw:layer="Detail" svg:width="0.337cm" svg:height="0.266cm" draw:transform="skewX (0.0127409035395586) rotate (-3.00161724757985) translate (19.7540889027505cm 12.7086483838054cm)" svg:viewBox="0 0 338 267" svg:d="M338 0c-291 0-338 267-338 267">
            <text:p/>
          </draw:path>
        </draw:g>
        <draw:g>
          <draw:line draw:style-name="gr18" draw:text-style-name="P1" draw:layer="Detail" svg:x1="19.72cm" svg:y1="12.015cm" svg:x2="19.419cm" svg:y2="12.015cm">
            <text:p/>
          </draw:line>
          <draw:path draw:style-name="gr18" draw:text-style-name="P1" draw:layer="Detail" svg:width="0.337cm" svg:height="0.266cm" draw:transform="skewX (0.0127409035395586) rotate (-3.00161724757985) translate (19.7540889027505cm 12.2796483838054cm)" svg:viewBox="0 0 338 267" svg:d="M338 0c-291 0-338 267-338 267">
            <text:p/>
          </draw:path>
        </draw:g>
        <draw:g>
          <draw:line draw:style-name="gr18" draw:text-style-name="P1" draw:layer="Detail" svg:x1="20.732cm" svg:y1="12.886cm" svg:x2="21.033cm" svg:y2="12.886cm">
            <text:p/>
          </draw:line>
          <draw:path draw:style-name="gr18" draw:text-style-name="P1" draw:layer="Detail" svg:width="0.338cm" svg:height="0.266cm" draw:transform="skewX (-0.0101229096615671) rotate (3.00214084635545) translate (21.0327879502366cm 13.1978314650329cm)" svg:viewBox="0 0 339 267" svg:d="M0 0c291 0 339 267 339 267">
            <text:p/>
          </draw:path>
        </draw:g>
        <draw:g>
          <draw:line draw:style-name="gr18" draw:text-style-name="P1" draw:layer="Detail" svg:x1="20.732cm" svg:y1="12.444cm" svg:x2="21.033cm" svg:y2="12.444cm">
            <text:p/>
          </draw:line>
          <draw:path draw:style-name="gr18" draw:text-style-name="P1" draw:layer="Detail" svg:width="0.338cm" svg:height="0.266cm" draw:transform="skewX (-0.0101229096615671) rotate (3.00214084635545) translate (21.0327879502366cm 12.7558314650329cm)" svg:viewBox="0 0 339 267" svg:d="M0 0c291 0 339 267 339 267">
            <text:p/>
          </draw:path>
        </draw:g>
        <draw:g>
          <draw:line draw:style-name="gr18" draw:text-style-name="P1" draw:layer="Detail" svg:x1="20.732cm" svg:y1="12.015cm" svg:x2="21.033cm" svg:y2="12.015cm">
            <text:p/>
          </draw:line>
          <draw:path draw:style-name="gr18" draw:text-style-name="P1" draw:layer="Detail" svg:width="0.338cm" svg:height="0.266cm" draw:transform="skewX (-0.0101229096615671) rotate (3.00214084635545) translate (21.0327879502366cm 12.3268314650329cm)" svg:viewBox="0 0 339 267" svg:d="M0 0c291 0 339 267 339 267">
            <text:p/>
          </draw:path>
        </draw:g>
        <draw:g>
          <draw:line draw:style-name="gr18" draw:text-style-name="P1" draw:layer="Detail" svg:x1="21.917cm" svg:y1="12.886cm" svg:x2="21.616cm" svg:y2="12.886cm">
            <text:p/>
          </draw:line>
          <draw:path draw:style-name="gr18" draw:text-style-name="P1" draw:layer="Detail" svg:width="0.337cm" svg:height="0.266cm" draw:transform="skewX (0.0127409035395586) rotate (-3.00161724757985) translate (21.9510889027505cm 13.1506483838054cm)" svg:viewBox="0 0 338 267" svg:d="M338 0c-291 0-338 267-338 267">
            <text:p/>
          </draw:path>
        </draw:g>
        <draw:g>
          <draw:line draw:style-name="gr18" draw:text-style-name="P1" draw:layer="Detail" svg:x1="21.917cm" svg:y1="12.444cm" svg:x2="21.616cm" svg:y2="12.444cm">
            <text:p/>
          </draw:line>
          <draw:path draw:style-name="gr18" draw:text-style-name="P1" draw:layer="Detail" svg:width="0.337cm" svg:height="0.266cm" draw:transform="skewX (0.0127409035395586) rotate (-3.00161724757985) translate (21.9510889027505cm 12.7086483838054cm)" svg:viewBox="0 0 338 267" svg:d="M338 0c-291 0-338 267-338 267">
            <text:p/>
          </draw:path>
        </draw:g>
        <draw:g>
          <draw:line draw:style-name="gr18" draw:text-style-name="P1" draw:layer="Detail" svg:x1="21.917cm" svg:y1="12.015cm" svg:x2="21.616cm" svg:y2="12.015cm">
            <text:p/>
          </draw:line>
          <draw:path draw:style-name="gr18" draw:text-style-name="P1" draw:layer="Detail" svg:width="0.337cm" svg:height="0.266cm" draw:transform="skewX (0.0127409035395586) rotate (-3.00161724757985) translate (21.9510889027505cm 12.2796483838054cm)" svg:viewBox="0 0 338 267" svg:d="M338 0c-291 0-338 267-338 267">
            <text:p/>
          </draw:path>
        </draw:g>
        <draw:g>
          <draw:line draw:style-name="gr18" draw:text-style-name="P1" draw:layer="Detail" svg:x1="19.328cm" svg:y1="11.612cm" svg:x2="19.328cm" svg:y2="11.963cm">
            <text:p/>
          </draw:line>
          <draw:path draw:style-name="gr18" draw:text-style-name="P1" draw:layer="Detail" svg:width="0.393cm" svg:height="0.267cm" draw:transform="skewX (0.0303687289847013) rotate (1.45089220718289) translate (19.0161685349671cm 11.9627527260234cm)" svg:viewBox="0 0 394 268" svg:d="M0 0c338 0 394 268 394 268">
            <text:p/>
          </draw:path>
        </draw:g>
        <draw:g>
          <draw:line draw:style-name="gr18" draw:text-style-name="P1" draw:layer="Detail" svg:x1="21.956cm" svg:y1="14.784cm" svg:x2="21.473cm" svg:y2="14.784cm">
            <text:p/>
          </draw:line>
          <draw:path draw:style-name="gr18" draw:text-style-name="P1" draw:layer="Detail" svg:width="0.543cm" svg:height="0.368cm" draw:transform="skewX (-0.0373500459926786) rotate (-3.02343386322978) translate (22.0135428778892cm 15.1486398561693cm)" svg:viewBox="0 0 544 369" svg:d="M544 0c-465 1-544 369-544 369">
            <text:p/>
          </draw:path>
        </draw:g>
        <draw:g>
          <draw:line draw:style-name="gr18" draw:text-style-name="P1" draw:layer="Detail" svg:x1="22.413cm" svg:y1="15.667cm" svg:x2="22.721cm" svg:y2="15.863cm">
            <text:p/>
          </draw:line>
          <draw:path draw:style-name="gr18" draw:text-style-name="P1" draw:layer="Detail" svg:width="0.136cm" svg:height="0.132cm" draw:transform="skewX (-0.110653874576441) rotate (-1.10252448848482) translate (22.7710697050938cm 15.667cm)" svg:viewBox="0 0 137 133" svg:d="M0 0c111 45 137 133 137 133">
            <text:p/>
          </draw:path>
        </draw:g>
        <draw:g>
          <draw:line draw:style-name="gr18" draw:text-style-name="P1" draw:layer="Detail" svg:x1="23.162cm" svg:y1="14.993cm" svg:x2="23.162cm" svg:y2="15.669cm">
            <text:p/>
          </draw:line>
          <draw:path draw:style-name="gr18" draw:text-style-name="P1" draw:layer="Detail" svg:width="0.758cm" svg:height="0.458cm" draw:transform="skewX (-0.066497044500984) rotate (-1.46555297289964) translate (23.6149986001359cm 14.9139016577085cm)" svg:viewBox="0 0 759 459" svg:d="M759 0c-651 1-759 459-759 459">
            <text:p/>
          </draw:path>
        </draw:g>
        <draw:g>
          <draw:line draw:style-name="gr18" draw:text-style-name="P1" draw:layer="Detail" svg:x1="24.853cm" svg:y1="15.174cm" svg:x2="24.853cm" svg:y2="15.669cm">
            <text:p/>
          </draw:line>
          <draw:path draw:style-name="gr18" draw:text-style-name="P1" draw:layer="Detail" svg:width="0.555cm" svg:height="0.357cm" draw:transform="skewX (-0.0492182849062401) rotate (-1.45787352419086) translate (25.2060856085342cm 15.1158578123423cm)" svg:viewBox="0 0 556 358" svg:d="M556 0c-476 1-556 358-556 358">
            <text:p/>
          </draw:path>
        </draw:g>
        <draw:g>
          <draw:line draw:style-name="gr18" draw:text-style-name="P1" draw:layer="Detail" svg:x1="26.517cm" svg:y1="15.174cm" svg:x2="26.517cm" svg:y2="15.669cm">
            <text:p/>
          </draw:line>
          <draw:path draw:style-name="gr18" draw:text-style-name="P1" draw:layer="Detail" svg:width="0.555cm" svg:height="0.357cm" draw:transform="skewX (-0.0492182849062401) rotate (-1.45787352419086) translate (26.8700856085342cm 15.1158578123423cm)" svg:viewBox="0 0 556 358" svg:d="M556 0c-476 1-556 358-556 358">
            <text:p/>
          </draw:path>
        </draw:g>
        <draw:g>
          <draw:line draw:style-name="gr18" draw:text-style-name="P1" draw:layer="Detail" svg:x1="26.917cm" svg:y1="11.913cm" svg:x2="27.377cm" svg:y2="11.729cm">
            <text:p/>
          </draw:line>
          <draw:path draw:style-name="gr18" draw:text-style-name="P1" draw:layer="Detail" svg:width="0.555cm" svg:height="0.356cm" draw:transform="skewX (0.0485201532054423) rotate (-2.87385914633386) translate (27.5311545757277cm 12.1147858770176cm)" svg:viewBox="0 0 556 357" svg:d="M0 0c477 0 556 357 556 357">
            <text:p/>
          </draw:path>
        </draw:g>
        <draw:g>
          <draw:line draw:style-name="gr18" draw:text-style-name="P1" draw:layer="Detail" svg:x1="29.117cm" svg:y1="9.597cm" svg:x2="28.661cm" svg:y2="9.597cm">
            <text:p/>
          </draw:line>
          <draw:path draw:style-name="gr18" draw:text-style-name="P1" draw:layer="Detail" svg:width="0.51cm" svg:height="0.367cm" draw:transform="skewX (0.0139626340159546) rotate (-0.125663706143592) translate (28.6607074197571cm 9.16791824932878cm)" svg:viewBox="0 0 511 368" svg:d="M0 0c440 1 511 368 511 368">
            <text:p/>
          </draw:path>
        </draw:g>
        <draw:g>
          <draw:line draw:style-name="gr18" draw:text-style-name="P1" draw:layer="Detail" svg:x1="39.256cm" svg:y1="9.55cm" svg:x2="39.256cm" svg:y2="10.006cm">
            <text:p/>
          </draw:line>
          <draw:path draw:style-name="gr18" draw:text-style-name="P1" draw:layer="Detail" svg:width="0.509cm" svg:height="0.367cm" draw:transform="skewX (0.0109955742875643) rotate (1.44478355480091) translate (38.8266390533552cm 10.0062974536268cm)" svg:viewBox="0 0 510 368" svg:d="M0 0c440 1 510 368 510 368">
            <text:p/>
          </draw:path>
        </draw:g>
        <draw:g>
          <draw:line draw:style-name="gr18" draw:text-style-name="P1" draw:layer="Detail" svg:x1="37.332cm" svg:y1="10.529cm" svg:x2="36.923cm" svg:y2="10.326cm">
            <text:p/>
          </draw:line>
          <draw:path draw:style-name="gr18" draw:text-style-name="P1" draw:layer="Detail" svg:width="0.51cm" svg:height="0.367cm" draw:transform="skewX (-0.0130899693899575) rotate (2.80736210183288) translate (37.2156401785864cm 10.8782191388692cm)" svg:viewBox="0 0 511 368" svg:d="M511 0c-440 1-511 368-511 368">
            <text:p/>
          </draw:path>
        </draw:g>
        <draw:g>
          <draw:line draw:style-name="gr18" draw:text-style-name="P1" draw:layer="Detail" svg:x1="35.856cm" svg:y1="13.461cm" svg:x2="35.447cm" svg:y2="13.258cm">
            <text:p/>
          </draw:line>
          <draw:path draw:style-name="gr18" draw:text-style-name="P1" draw:layer="Detail" svg:width="0.509cm" svg:height="0.367cm" draw:transform="skewX (0.0109955742875643) rotate (-0.586256095744896) translate (35.6376700349106cm 12.8735425047601cm)" svg:viewBox="0 0 510 368" svg:d="M0 0c440 1 510 368 510 368">
            <text:p/>
          </draw:path>
        </draw:g>
        <draw:g>
          <draw:line draw:style-name="gr18" draw:text-style-name="P1" draw:layer="Detail" svg:x1="42.167cm" svg:y1="9.519cm" svg:x2="41.711cm" svg:y2="9.519cm">
            <text:p/>
          </draw:line>
          <draw:path draw:style-name="gr18" draw:text-style-name="P1" draw:layer="Detail" svg:width="0.509cm" svg:height="0.367cm" draw:transform="skewX (0.0109955742875643) rotate (-0.126012771993991) translate (41.7109817423469cm 9.08964392673902cm)" svg:viewBox="0 0 510 368" svg:d="M0 0c440 1 510 368 510 368">
            <text:p/>
          </draw:path>
        </draw:g>
        <draw:g>
          <draw:line draw:style-name="gr18" draw:text-style-name="P1" draw:layer="Detail" svg:x1="29.91cm" svg:y1="9.597cm" svg:x2="30.366cm" svg:y2="9.597cm">
            <text:p/>
          </draw:line>
          <draw:path draw:style-name="gr18" draw:text-style-name="P1" draw:layer="Detail" svg:width="0.509cm" svg:height="0.368cm" draw:transform="skewX (-0.011693705988362) rotate (0.125489173218392) translate (29.8598883225045cm 9.23180219168021cm)" svg:viewBox="0 0 510 369" svg:d="M510 0c-439 1-510 369-510 369">
            <text:p/>
          </draw:path>
        </draw:g>
        <draw:g>
          <draw:line draw:style-name="gr18" draw:text-style-name="P1" draw:layer="Detail" svg:x1="38.562cm" svg:y1="23.841cm" svg:x2="38.562cm" svg:y2="23.35cm">
            <text:p/>
          </draw:line>
          <draw:path draw:style-name="gr18" draw:text-style-name="P1" draw:layer="Detail" svg:width="0.549cm" svg:height="0.368cm" draw:transform="skewX (0.0345575191894877) rotate (-1.68755885375332) translate (38.991cm 23.35cm)" svg:viewBox="0 0 550 369" svg:d="M0 0c473 1 550 369 550 369">
            <text:p/>
          </draw:path>
        </draw:g>
        <draw:g>
          <draw:line draw:style-name="gr18" draw:text-style-name="P1" draw:layer="Detail" svg:x1="13.241cm" svg:y1="15.184cm" svg:x2="13.241cm" svg:y2="15.667cm">
            <text:p/>
          </draw:line>
          <draw:path draw:style-name="gr18" draw:text-style-name="P1" draw:layer="Detail" svg:width="0.541cm" svg:height="0.367cm" draw:transform="skewX (-0.0310668606854991) rotate (-1.45159033888368) translate (13.6053366615679cm 15.1294304416775cm)" svg:viewBox="0 0 542 368" svg:d="M542 0c-465 1-542 368-542 368">
            <text:p/>
          </draw:path>
        </draw:g>
        <draw:g>
          <draw:line draw:style-name="gr18" draw:text-style-name="P1" draw:layer="Detail" svg:x1="13.07cm" svg:y1="19.959cm" svg:x2="12.626cm" svg:y2="19.959cm">
            <text:p/>
          </draw:line>
          <draw:path draw:style-name="gr18" draw:text-style-name="P1" draw:layer="Detail" svg:width="0.498cm" svg:height="0.367cm" draw:transform="skewX (0.00925024503556994) rotate (-0.128456232946784) translate (12.6254921142952cm 19.5302105104894cm)" svg:viewBox="0 0 499 368" svg:d="M0 0c429 1 499 368 499 368">
            <text:p/>
          </draw:path>
        </draw:g>
        <draw:g>
          <draw:line draw:style-name="gr18" draw:text-style-name="P1" draw:layer="Detail" svg:x1="13.07cm" svg:y1="21.759cm" svg:x2="12.626cm" svg:y2="21.759cm">
            <text:p/>
          </draw:line>
          <draw:path draw:style-name="gr18" draw:text-style-name="P1" draw:layer="Detail" svg:width="0.498cm" svg:height="0.367cm" draw:transform="skewX (0.00925024503556995) rotate (-0.128456232946784) translate (12.6254921142952cm 21.3302105104894cm)" svg:viewBox="0 0 499 368" svg:d="M0 0c429 1 499 368 499 368">
            <text:p/>
          </draw:path>
        </draw:g>
        <draw:g>
          <draw:line draw:style-name="gr18" draw:text-style-name="P1" draw:layer="Detail" svg:x1="13.07cm" svg:y1="16.84cm" svg:x2="12.626cm" svg:y2="16.84cm">
            <text:p/>
          </draw:line>
          <draw:path draw:style-name="gr18" draw:text-style-name="P1" draw:layer="Detail" svg:width="0.498cm" svg:height="0.367cm" draw:transform="skewX (-0.00925024503556994) rotate (-3.01313642064301) translate (13.1202549310615cm 17.2048822232244cm)" svg:viewBox="0 0 499 368" svg:d="M499 0c-429 1-499 368-499 36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6:14:56.062000000</dc:date>
    <meta:editing-duration>PT10H49M57S</meta:editing-duration>
    <meta:editing-cycles>193</meta:editing-cycles>
    <meta:generator>LibreOffice/5.2.3.3$Windows_x86 LibreOffice_project/d54a8868f08a7b39642414cf2c8ef2f228f780cf</meta:generator>
    <meta:document-statistic meta:object-count="706"/>
  </office:meta>
</office:document-meta>
</file>